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97.94pt"/>
    </style:style>
    <style:style style:name="co2"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midjourney_5f_prompt_5f_dataset">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djourney_prompt_datase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User</text:p>
          </table:table-cell>
          <table:table-cell table:style-name="ce1" office:value-type="string" calcext:value-type="string">
            <text:p>Prompt</text:p>
          </table:table-cell>
          <table:table-cell table:number-columns-repeated="1022"/>
        </table:table-row>
        <table:table-row table:style-name="ro1">
          <table:table-cell table:style-name="ce1" office:value-type="string" calcext:value-type="string">
            <text:p>"midjourney prompt for a female character in a futuristic setting"</text:p>
          </table:table-cell>
          <table:table-cell table:style-name="ce1" office:value-type="string" calcext:value-type="string">
            <text:p>"&lt; yoshida akihiko art, pixiv art, patreon art, girl art, painting by Yoshida Akihiko, Nier Automata 2B, Nier Automata, r-18, Nier Automata concept art, Akihiko Yoshida concept art, painting by Akihiko Yoshida"</text:p>
          </table:table-cell>
          <table:table-cell table:number-columns-repeated="1022"/>
        </table:table-row>
        <table:table-row table:style-name="ro1">
          <table:table-cell table:style-name="ce1" office:value-type="string" calcext:value-type="string">
            <text:p>"midjourney prompt for a Viking warrior with a black iron amulet"</text:p>
          </table:table-cell>
          <table:table-cell table:style-name="ce1" office:value-type="string" calcext:value-type="string">
            <text:p>"Norse amulet made from black iron with a carbon fiber necklace, matte painting, Unreal Engine, --ar 16:9"</text:p>
          </table:table-cell>
          <table:table-cell table:number-columns-repeated="1022"/>
        </table:table-row>
        <table:table-row table:style-name="ro1">
          <table:table-cell table:style-name="ce1" office:value-type="string" calcext:value-type="string">
            <text:p>midjourney prompt for a spooky spirit summoning scene in a forest at night</text:p>
          </table:table-cell>
          <table:table-cell table:style-name="ce1" office:value-type="string" calcext:value-type="string">
            <text:p>1920s double-exposure spirit photograph of a black-haired Spiritualist medium summoning an apparition :: --ar 7:5</text:p>
          </table:table-cell>
          <table:table-cell table:number-columns-repeated="1022"/>
        </table:table-row>
        <table:table-row table:style-name="ro1">
          <table:table-cell table:style-name="ce1" office:value-type="string" calcext:value-type="string">
            <text:p>midjourney prompt for a steampunk children's car with a unique design</text:p>
          </table:table-cell>
          <table:table-cell table:style-name="ce1" office:value-type="string" calcext:value-type="string">
            <text:p>A blueprint of Steampunk style mini Children's car, in the middle of the image, copper wall, black metal foil, symmetrical, Bilateral symmetry, Art style Refer to Game Machinarium. concept design, Two large pliers, Refer to SHAPESHIFTER CONCEPTS of artstation, cinematic, 8k, high detailed, volume light, soft lights, post-processing --ar 8:5</text:p>
          </table:table-cell>
          <table:table-cell table:number-columns-repeated="1022"/>
        </table:table-row>
        <table:table-row table:style-name="ro1">
          <table:table-cell table:style-name="ce1" office:value-type="string" calcext:value-type="string">
            <text:p>"midjourney prompt for a girl wearing roller skates"</text:p>
          </table:table-cell>
          <table:table-cell table:style-name="ce1" office:value-type="string" calcext:value-type="string">
            <text:p>"A cute girl below the knee, sneakers"</text:p>
          </table:table-cell>
          <table:table-cell table:number-columns-repeated="1022"/>
        </table:table-row>
        <table:table-row table:style-name="ro1">
          <table:table-cell table:style-name="ce1" office:value-type="string" calcext:value-type="string">
            <text:p>midjourney prompt for a retro-futuristic spaceship with organic shapes and bright colors</text:p>
          </table:table-cell>
          <table:table-cell table:style-name="ce1" office:value-type="string" calcext:value-type="string">
            <text:p>Spaceship retro futurism raygun Gothic style sporty brightly colored symmetrical organic shapes coral torus white stripes steel chrome quirky unique one of a kind Pixar highly detailed concept design --aspect 16:9</text:p>
          </table:table-cell>
          <table:table-cell table:number-columns-repeated="1022"/>
        </table:table-row>
        <table:table-row table:style-name="ro1">
          <table:table-cell table:style-name="ce1" office:value-type="string" calcext:value-type="string">
            <text:p>"midjourney prompt for a Melbourne tram in Avatar movie style with blue and green color palette"</text:p>
          </table:table-cell>
          <table:table-cell table:style-name="ce1" office:value-type="string" calcext:value-type="string">
            <text:p>"[Melbourne's Flinders Street] by [Avatar Movie] art style::20 bubbles::10 aquarium scene::10 lights::10 One Melbourne Tram::15 blue and green color palette::10 ultra-detail, wide-angle, sharp look, high detail, epic lighting, vivid light refractions, photorealistic, ultra-realistic, photo-realistic, fit in the screen, rule of thirds::8 —ar 16:9"</text:p>
          </table:table-cell>
          <table:table-cell table:number-columns-repeated="1022"/>
        </table:table-row>
        <table:table-row table:style-name="ro1">
          <table:table-cell table:style-name="ce1" office:value-type="string" calcext:value-type="string">
            <text:p>"midjourney prompt for a vintage car in a city street"</text:p>
          </table:table-cell>
          <table:table-cell table:style-name="ce1" office:value-type="string" calcext:value-type="string">
            <text:p>"hyper-realistic render Lisbon tram, 8k, octane render --ar 7:5 --uplight"</text:p>
          </table:table-cell>
          <table:table-cell table:number-columns-repeated="1022"/>
        </table:table-row>
        <table:table-row table:style-name="ro1">
          <table:table-cell table:style-name="ce1" office:value-type="string" calcext:value-type="string">
            <text:p>"midjourney prompt for a futuristic garbage sphere"</text:p>
          </table:table-cell>
          <table:table-cell table:style-name="ce1" office:value-type="string" calcext:value-type="string">
            <text:p>"hovering sphere made of garbage, droplets of paint dripping from it"</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Norse amulet with glowing runes</text:p>
          </table:table-cell>
          <table:table-cell table:style-name="ce1" office:value-type="string" calcext:value-type="string">
            <text:p>Norse amulet made from black iron with a carbon fiber necklace, matte painting, Unreal Engine, --ar 16:9</text:p>
          </table:table-cell>
          <table:table-cell table:number-columns-repeated="1022"/>
        </table:table-row>
        <table:table-row table:style-name="ro1">
          <table:table-cell table:style-name="ce1" office:value-type="string" calcext:value-type="string">
            <text:p>"midjourney prompt for a playful kitten in a garden"</text:p>
          </table:table-cell>
          <table:table-cell table:style-name="ce1" office:value-type="string" calcext:value-type="string">
            <text:p>"A cute little kitten by Joy Ang"</text:p>
          </table:table-cell>
          <table:table-cell table:number-columns-repeated="1022"/>
        </table:table-row>
        <table:table-row table:style-name="ro1">
          <table:table-cell table:style-name="ce1" office:value-type="string" calcext:value-type="string">
            <text:p>midjourney prompt for sacred geometry in a natural setting</text:p>
          </table:table-cell>
          <table:table-cell table:style-name="ce1" office:value-type="string" calcext:value-type="string">
            <text:p>Sacred Geometry Thick Glossy Heavy Viscosity, 8K Cinematic High Resolution Unreal Octane Houdini Redshift Cycles Blender ArtStation --Wallpaper</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battle Mecha in a futuristic city"</text:p>
          </table:table-cell>
          <table:table-cell table:style-name="ce1" office:value-type="string" calcext:value-type="string">
            <text:p>"Large battle Mecha helping in the construction of a space station, in low Earth orbit with glowing blue plenty, hundreds of construction workers, cinematic lighting, hard shadows, matte painting, highly detailed, cgsociety, hyperrealistic, --no dof, --ar 16:9"</text:p>
          </table:table-cell>
          <table:table-cell table:number-columns-repeated="1022"/>
        </table:table-row>
        <table:table-row table:style-name="ro1">
          <table:table-cell table:style-name="ce1" office:value-type="string" calcext:value-type="string">
            <text:p>"midjourney prompt for a cute furry monster with a rainbow background"</text:p>
          </table:table-cell>
          <table:table-cell table:style-name="ce1" office:value-type="string" calcext:value-type="string">
            <text:p>"Cute furry monster in Pixar with star, colorful, volumetric lighting, 4k, photorealistic"</text:p>
          </table:table-cell>
          <table:table-cell table:number-columns-repeated="1022"/>
        </table:table-row>
        <table:table-row table:style-name="ro1">
          <table:table-cell table:style-name="ce1" office:value-type="string" calcext:value-type="string">
            <text:p>"midjourney prompt for a Buddhist mandala with mushroom elements"</text:p>
          </table:table-cell>
          <table:table-cell table:style-name="ce1" office:value-type="string" calcext:value-type="string">
            <text:p>"Buddhist mandala in the style of a mushroom spore print. Rich colors, deeply symbolic, arresting beauty, the key to the future of life on Earth. Highly intricate and very detailed 12K, in the style of Katsuhiro Otomo after they have rested --ar 12:16 —test"</text:p>
          </table:table-cell>
          <table:table-cell table:number-columns-repeated="1022"/>
        </table:table-row>
        <table:table-row table:style-name="ro1">
          <table:table-cell table:style-name="ce1" office:value-type="string" calcext:value-type="string">
            <text:p>"midjourney prompt for a steampunk castle interior"</text:p>
          </table:table-cell>
          <table:table-cell table:style-name="ce1" office:value-type="string" calcext:value-type="string">
            <text:p>"A blueprint of steampunk style Disney Castle, overview, building design, trending on Pinterest.com, High-quality specular reflection, Chandeliers illuminate the floor, Copper edge, in the middle of the image, Brass pipeline, Black metal foil, Art style refer to Game Machinarium. concept design, Refer to SHAPESHIFTER CONCEPTS of artstation, cinematic, 8k, high detailed, post-processing --ar 9:5 --no dof"</text:p>
          </table:table-cell>
          <table:table-cell table:number-columns-repeated="1022"/>
        </table:table-row>
        <table:table-row table:style-name="ro1">
          <table:table-cell table:style-name="ce1" office:value-type="string" calcext:value-type="string">
            <text:p>midjourney prompt for a futuristic sound wave interface with neon colors</text:p>
          </table:table-cell>
          <table:table-cell table:style-name="ce1" office:value-type="string" calcext:value-type="string">
            <text:p>Sound wave interface, psychedelic, dusty, sunset, Krakatoa smoke, detailed, realistic, vibrant, octane --ar 16:9</text:p>
          </table:table-cell>
          <table:table-cell table:number-columns-repeated="1022"/>
        </table:table-row>
        <table:table-row table:style-name="ro1">
          <table:table-cell table:style-name="ce1" office:value-type="string" calcext:value-type="string">
            <text:p>"midjourney prompt for a cyberpunk street scene with neon lights and flying cars"</text:p>
          </table:table-cell>
          <table:table-cell table:style-name="ce1" office:value-type="string" calcext:value-type="string">
            <text:p>"Cyberpunk futuristic crowded sci-fi street Asian food truck small tiny folded paper white unicorn on a table gloomy, haze melancholic dark faded colors ultrarealistic highly detailed, cinematic 1980 VHS grainy Panavision film 8k --w 1024 --h 1792 --uplight"</text:p>
          </table:table-cell>
          <table:table-cell table:number-columns-repeated="1022"/>
        </table:table-row>
        <table:table-row table:style-name="ro1">
          <table:table-cell table:style-name="ce1" office:value-type="string" calcext:value-type="string">
            <text:p>"midjourney prompt for a cyberpunk street scene with neon lights and flying cars"</text:p>
          </table:table-cell>
          <table:table-cell table:style-name="ce1" office:value-type="string" calcext:value-type="string">
            <text:p>"Cyberpunk futuristic crowded sci-fi street Asian food truck small tiny folded paper white unicorn on a table gloomy, haze melancholic dark faded colors ultrarealistic highly detailed, cinematic 1980 VHS grainy Panavision film 8k --w 1024 --h 1792 --uplight"</text:p>
          </table:table-cell>
          <table:table-cell table:number-columns-repeated="1022"/>
        </table:table-row>
        <table:table-row table:style-name="ro1">
          <table:table-cell table:style-name="ce1" office:value-type="string" calcext:value-type="string">
            <text:p>midjourney prompt for a woman hugging a strange creature in a waiting room</text:p>
          </table:table-cell>
          <table:table-cell table:style-name="ce1" office:value-type="string" calcext:value-type="string">
            <text:p>8K, Vintage photo, black and white, woman sits in a waiting room wearing stockings and a long trench coat. She is hugging a giant stick bug in her arms. --w 1920 --h 1080 --uplight</text:p>
          </table:table-cell>
          <table:table-cell table:number-columns-repeated="1022"/>
        </table:table-row>
        <table:table-row table:style-name="ro1">
          <table:table-cell table:style-name="ce1" office:value-type="string" calcext:value-type="string">
            <text:p>midjourney prompt for a modern minimalist living room</text:p>
          </table:table-cell>
          <table:table-cell table:style-name="ce1" office:value-type="string" calcext:value-type="string">
            <text:p>Living room design, high detail, interior, --ar 16:9</text:p>
          </table:table-cell>
          <table:table-cell table:number-columns-repeated="1022"/>
        </table:table-row>
        <table:table-row table:style-name="ro1">
          <table:table-cell table:style-name="ce1" office:value-type="string" calcext:value-type="string">
            <text:p>midjourney prompt for a cat robot toy in a futuristic cityscape</text:p>
          </table:table-cell>
          <table:table-cell table:style-name="ce1" office:value-type="string" calcext:value-type="string">
            <text:p>a set of cat robot, designer toy, art toy, in stylized style, pixar style, minimalist --ar 16:9</text:p>
          </table:table-cell>
          <table:table-cell table:number-columns-repeated="1022"/>
        </table:table-row>
        <table:table-row table:style-name="ro1">
          <table:table-cell table:style-name="ce1" office:value-type="string" calcext:value-type="string">
            <text:p>midjourney prompt for a rebellious Uncle Sam</text:p>
          </table:table-cell>
          <table:table-cell table:style-name="ce1" office:value-type="string" calcext:value-type="string">
            <text:p>Uncle Sam giving the middle finger, Moody tones, in the style of Craig Mullins</text:p>
          </table:table-cell>
          <table:table-cell table:number-columns-repeated="1022"/>
        </table:table-row>
        <table:table-row table:style-name="ro1">
          <table:table-cell table:style-name="ce1" office:value-type="string" calcext:value-type="string">
            <text:p>"midjourney prompt for a steampunk castle interior"</text:p>
          </table:table-cell>
          <table:table-cell table:style-name="ce1" office:value-type="string" calcext:value-type="string">
            <text:p>"A blueprint of steampunk style Disney Castle, overview, building design, trending on Pinterest.com, High-quality specular reflection, Chandeliers illuminate the floor, Copper edge, in the middle of the image, Brass pipeline, Black metal foil, Art style refer to Game Machinarium. concept design, Refer to SHAPESHIFTER CONCEPTS of artstation, cinematic, 8k, high detailed, post-processing --ar 9:5 --no dof"</text:p>
          </table:table-cell>
          <table:table-cell table:number-columns-repeated="1022"/>
        </table:table-row>
        <table:table-row table:style-name="ro1">
          <table:table-cell table:style-name="ce1" office:value-type="string" calcext:value-type="string">
            <text:p>"midjourney prompt for a steampunk castle interior"</text:p>
          </table:table-cell>
          <table:table-cell table:style-name="ce1" office:value-type="string" calcext:value-type="string">
            <text:p>"A blueprint of steampunk style Disney Castle, overview, building design, trending on Pinterest.com, High-quality specular reflection, Chandeliers illuminate the floor, Copper edge, in the middle of the image, Brass pipeline, Black metal foil, Art style refer to Game Machinarium. concept design, Refer to SHAPESHIFTER CONCEPTS of artstation, cinematic, 8k, high detailed, post-processing --ar 9:5 --no dof"</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realistic depiction of a stormy ocean wave by Hokusai</text:p>
          </table:table-cell>
          <table:table-cell table:style-name="ce1" office:value-type="string" calcext:value-type="string">
            <text:p>Hokusai wave real</text:p>
          </table:table-cell>
          <table:table-cell table:number-columns-repeated="1022"/>
        </table:table-row>
        <table:table-row table:style-name="ro1">
          <table:table-cell table:style-name="ce1" office:value-type="string" calcext:value-type="string">
            <text:p>"midjourney prompt for a Viking warrior with a black iron amulet"</text:p>
          </table:table-cell>
          <table:table-cell table:style-name="ce1" office:value-type="string" calcext:value-type="string">
            <text:p>"Norse amulet made from black iron with a carbon fiber necklace, matte painting, Unreal Engine, --ar 16:9"</text:p>
          </table:table-cell>
          <table:table-cell table:number-columns-repeated="1022"/>
        </table:table-row>
        <table:table-row table:style-name="ro1">
          <table:table-cell table:style-name="ce1" office:value-type="string" calcext:value-type="string">
            <text:p>"midjourney prompt for a female warrior in a futuristic desert setting"</text:p>
          </table:table-cell>
          <table:table-cell table:style-name="ce1" office:value-type="string" calcext:value-type="string">
            <text:p>"Onna-musha-cowboy woman in the desert portrait by Ross Tran, illustration, graphic novel style, vaporwave, big clouds, well lit, cinematic lighting --stop 90 --no horse --ar 4:5 --uplight"</text:p>
          </table:table-cell>
          <table:table-cell table:number-columns-repeated="1022"/>
        </table:table-row>
        <table:table-row table:style-name="ro1">
          <table:table-cell table:style-name="ce1" office:value-type="string" calcext:value-type="string">
            <text:p>"midjourney prompt for a cute furry monster with a rainbow background"</text:p>
          </table:table-cell>
          <table:table-cell table:style-name="ce1" office:value-type="string" calcext:value-type="string">
            <text:p>"Cute furry monster in Pixar with star, colorful, volumetric lighting, 4k, photorealistic"</text:p>
          </table:table-cell>
          <table:table-cell table:number-columns-repeated="1022"/>
        </table:table-row>
        <table:table-row table:style-name="ro1">
          <table:table-cell table:style-name="ce1" office:value-type="string" calcext:value-type="string">
            <text:p>"midjourney prompt for a modern Tower of Babel with a twist"</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retro comic book cover featuring Sammy Davis Jr"</text:p>
          </table:table-cell>
          <table:table-cell table:style-name="ce1" office:value-type="string" calcext:value-type="string">
            <text:p>"Sammy Davis Jr illustration Main Street comic 1970’s --ar 8:11"</text:p>
          </table:table-cell>
          <table:table-cell table:number-columns-repeated="1022"/>
        </table:table-row>
        <table:table-row table:style-name="ro1">
          <table:table-cell table:style-name="ce1" office:value-type="string" calcext:value-type="string">
            <text:p>"midjourney prompt for a steampunk laboratory with a focus on glass bottles and copper equipment"</text:p>
          </table:table-cell>
          <table:table-cell table:style-name="ce1" office:value-type="string" calcext:value-type="string">
            <text:p>"A blueprint of steampunk style interior of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girl with butterfly wings and flowers in her hair</text:p>
          </table:table-cell>
          <table:table-cell table:style-name="ce1" office:value-type="string" calcext:value-type="string">
            <text:p>green makeup girl and a big moth shot by tim walker, by hajime sorayama —h 350</text:p>
          </table:table-cell>
          <table:table-cell table:number-columns-repeated="1022"/>
        </table:table-row>
        <table:table-row table:style-name="ro1">
          <table:table-cell table:style-name="ce1" office:value-type="string" calcext:value-type="string">
            <text:p>"midjourney prompt for an alien plant in a polluted world"</text:p>
          </table:table-cell>
          <table:table-cell table:style-name="ce1" office:value-type="string" calcext:value-type="string">
            <text:p>"alien plant grows amongst piles of trash, dystopian landscape, wall-e, animated, super real 3D render, seedling plant, —ar 9:16"</text:p>
          </table:table-cell>
          <table:table-cell table:number-columns-repeated="1022"/>
        </table:table-row>
        <table:table-row table:style-name="ro1">
          <table:table-cell/>
          <table:table-cell table:style-name="ce1" office:value-type="string" calcext:value-type="string">
            <text:p>a egyptian temple guardian character concept art powerful details runes beautiful portrait of a anime girl armored gold and white --ar 16:9</text:p>
          </table:table-cell>
          <table:table-cell table:number-columns-repeated="1022"/>
        </table:table-row>
        <table:table-row table:style-name="ro1">
          <table:table-cell table:style-name="ce1" office:value-type="string" calcext:value-type="string">
            <text:p>"midjourney prompt for a cute furry monster in a forest with fireflies"</text:p>
          </table:table-cell>
          <table:table-cell table:style-name="ce1" office:value-type="string" calcext:value-type="string">
            <text:p>"Cute furry monster in Pixar with star, colorful, volumetric lighting, 4k, photorealistic"</text:p>
          </table:table-cell>
          <table:table-cell table:number-columns-repeated="1022"/>
        </table:table-row>
        <table:table-row table:style-name="ro1">
          <table:table-cell table:style-name="ce1" office:value-type="string" calcext:value-type="string">
            <text:p>"midjourney prompt for a crafting forest scene with animals"</text:p>
          </table:table-cell>
          <table:table-cell table:style-name="ce1" office:value-type="string" calcext:value-type="string">
            <text:p>"A forest and animals made ENTIRELY out of crafting materials, felt, yarn, buttons, high def, photorealism, movie scene --ar 16:9"</text:p>
          </table:table-cell>
          <table:table-cell table:number-columns-repeated="1022"/>
        </table:table-row>
        <table:table-row table:style-name="ro1">
          <table:table-cell table:style-name="ce1" office:value-type="string" calcext:value-type="string">
            <text:p>"midjourney prompt for a cute furry monster in a forest with fireflies"</text:p>
          </table:table-cell>
          <table:table-cell table:style-name="ce1" office:value-type="string" calcext:value-type="string">
            <text:p>"Cute furry monster in Pixar with star, colorful, volumetric lighting, 4k, photorealistic"</text:p>
          </table:table-cell>
          <table:table-cell table:number-columns-repeated="1022"/>
        </table:table-row>
        <table:table-row table:style-name="ro1">
          <table:table-cell table:style-name="ce1" office:value-type="string" calcext:value-type="string">
            <text:p>"midjourney prompt for a retro-futuristic spaceship with a coral torus design"</text:p>
          </table:table-cell>
          <table:table-cell table:style-name="ce1" office:value-type="string" calcext:value-type="string">
            <text:p>Spaceship retro futurism raygun Gothic style sporty brightly colored symmetrical organic shapes coral torus white stripes steel chrome quirky unique one of a kind Pixar highly detailed concept design --aspect 16:9</text:p>
          </table:table-cell>
          <table:table-cell table:number-columns-repeated="1022"/>
        </table:table-row>
        <table:table-row table:style-name="ro1">
          <table:table-cell table:style-name="ce1" office:value-type="string" calcext:value-type="string">
            <text:p>"midjourney prompt for a Viking warrior with a black iron amulet"</text:p>
          </table:table-cell>
          <table:table-cell table:style-name="ce1" office:value-type="string" calcext:value-type="string">
            <text:p>"Norse amulet made from black iron with a carbon fiber necklace, matte painting, Unreal Engine, --ar 16:9"</text:p>
          </table:table-cell>
          <table:table-cell table:number-columns-repeated="1022"/>
        </table:table-row>
        <table:table-row table:style-name="ro1">
          <table:table-cell table:style-name="ce1" office:value-type="string" calcext:value-type="string">
            <text:p>"midjourney prompt for a chaotic and detailed boombox design in color"</text:p>
          </table:table-cell>
          <table:table-cell table:style-name="ce1" office:value-type="string" calcext:value-type="string">
            <text:p>"Bill Sienkiewicz Boombox complex complicated highly detailed Chaotic black and white professional master craftsman charcoal --aspect 16:9"</text:p>
          </table:table-cell>
          <table:table-cell table:number-columns-repeated="1022"/>
        </table:table-row>
        <table:table-row table:style-name="ro1">
          <table:table-cell table:style-name="ce1" office:value-type="string" calcext:value-type="string">
            <text:p>midjourney prompt for a steampunk children's car with a unique design</text:p>
          </table:table-cell>
          <table:table-cell table:style-name="ce1" office:value-type="string" calcext:value-type="string">
            <text:p>A blueprint of Steampunk style mini Children's car, in the middle of the image, copper wall, black metal foil, symmetrical, Bilateral symmetry, Art style Refer to Game Machinarium. concept design, Two large pliers, Refer to SHAPESHIFTER CONCEPTS of artstation, cinematic, 8k, high detailed, volume light, soft lights, post-processing --ar 8:5</text:p>
          </table:table-cell>
          <table:table-cell table:number-columns-repeated="1022"/>
        </table:table-row>
        <table:table-row table:style-name="ro1">
          <table:table-cell table:style-name="ce1" office:value-type="string" calcext:value-type="string">
            <text:p>midjourney prompt for futuristic sci-fi architecture by Oscar Niemeyer</text:p>
          </table:table-cell>
          <table:table-cell table:style-name="ce1" office:value-type="string" calcext:value-type="string">
            <text:p>abstract sketches of sci buildings by oscar niemeyer --ar 16:9</text:p>
          </table:table-cell>
          <table:table-cell table:number-columns-repeated="1022"/>
        </table:table-row>
        <table:table-row table:style-name="ro1">
          <table:table-cell table:style-name="ce1" office:value-type="string" calcext:value-type="string">
            <text:p>midjourney prompt for a beautiful portrait of a woman with unique features</text:p>
          </table:table-cell>
          <table:table-cell table:style-name="ce1" office:value-type="string" calcext:value-type="string">
            <text:p>a realistic photo portrait of a single beautiful manic pixie dream girl with two soft warm identical symmetrical eyes, fashion modeling, character concept art, face by WLOP, face symmetry, style of Krenz Cushart, Ashley Wood, and Charlie Bowater and Craig Mullins, intricate accurate details, artstation trending, octane render, cinematic color grading, muted colors, soft light, rule of thirds, like a professional model, cinematic, 8K --ar 2:3</text:p>
          </table:table-cell>
          <table:table-cell table:number-columns-repeated="1022"/>
        </table:table-row>
        <table:table-row table:style-name="ro1">
          <table:table-cell table:style-name="ce1" office:value-type="string" calcext:value-type="string">
            <text:p>midjourney prompt for a dinosaur bone excavation site in a jungle</text:p>
          </table:table-cell>
          <table:table-cell table:style-name="ce1" office:value-type="string" calcext:value-type="string">
            <text:p>A landscape of a Jurassic period jungle with green plants and trees, gigantic exotic red and purple flowers, huge dinosaur bones —aspect 16:9</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n insect wing made of crystal and gold</text:p>
          </table:table-cell>
          <table:table-cell table:style-name="ce1" office:value-type="string" calcext:value-type="string">
            <text:p>Insanely detailed wing of an insect made of porcelain and glass, Houdini render, macro photography, minimalism, 4k --ar 8:10</text:p>
          </table:table-cell>
          <table:table-cell table:number-columns-repeated="1022"/>
        </table:table-row>
        <table:table-row table:style-name="ro1">
          <table:table-cell table:style-name="ce1" office:value-type="string" calcext:value-type="string">
            <text:p>midjourney prompt for a minimalist sup logo design</text:p>
          </table:table-cell>
          <table:table-cell table:style-name="ce1" office:value-type="string" calcext:value-type="string">
            <text:p>A set of logo design for Stand up paddleboarding, sup, minimalist, --ar 16:9</text:p>
          </table:table-cell>
          <table:table-cell table:number-columns-repeated="1022"/>
        </table:table-row>
        <table:table-row table:style-name="ro1">
          <table:table-cell table:style-name="ce1" office:value-type="string" calcext:value-type="string">
            <text:p>midjourney prompt for a futuristic sound wave interface with neon colors</text:p>
          </table:table-cell>
          <table:table-cell table:style-name="ce1" office:value-type="string" calcext:value-type="string">
            <text:p>Sound wave interface, psychedelic, dusty, sunset, Krakatoa smoke, detailed, realistic, vibrant, octane --ar 16:9</text:p>
          </table:table-cell>
          <table:table-cell table:number-columns-repeated="1022"/>
        </table:table-row>
        <table:table-row table:style-name="ro1">
          <table:table-cell table:style-name="ce1" office:value-type="string" calcext:value-type="string">
            <text:p>"midjourney prompt for a steampunk castle interior"</text:p>
          </table:table-cell>
          <table:table-cell table:style-name="ce1" office:value-type="string" calcext:value-type="string">
            <text:p>"A blueprint of steampunk style Disney Castle, overview, building design, trending on Pinterest.com, High-quality specular reflection, Chandeliers illuminate the floor, Copper edge, in the middle of the image, Brass pipeline, Black metal foil, Art style refer to Game Machinarium. concept design, Refer to SHAPESHIFTER CONCEPTS of artstation, cinematic, 8k, high detailed, post-processing --ar 9:5 --no dof"</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girl wearing roller skates"</text:p>
          </table:table-cell>
          <table:table-cell table:style-name="ce1" office:value-type="string" calcext:value-type="string">
            <text:p>"A cute girl below the knee, sneakers"</text:p>
          </table:table-cell>
          <table:table-cell table:number-columns-repeated="1022"/>
        </table:table-row>
        <table:table-row table:style-name="ro1">
          <table:table-cell table:style-name="ce1" office:value-type="string" calcext:value-type="string">
            <text:p>"midjourney prompt for a Jurassic Park poster with a dark and ominous feel"</text:p>
          </table:table-cell>
          <table:table-cell table:style-name="ce1" office:value-type="string" calcext:value-type="string">
            <text:p>"Jurassic Park poster in the style of Kinkade :: risograph :: Orange, blue, bright"</text:p>
          </table:table-cell>
          <table:table-cell table:number-columns-repeated="1022"/>
        </table:table-row>
        <table:table-row table:style-name="ro1">
          <table:table-cell table:style-name="ce1" office:value-type="string" calcext:value-type="string">
            <text:p>"midjourney prompt for a chaotic and detailed boombox design in color"</text:p>
          </table:table-cell>
          <table:table-cell table:style-name="ce1" office:value-type="string" calcext:value-type="string">
            <text:p>"Bill Sienkiewicz Boombox complex complicated highly detailed Chaotic black and white professional master craftsman charcoal --aspect 16:9"</text:p>
          </table:table-cell>
          <table:table-cell table:number-columns-repeated="1022"/>
        </table:table-row>
        <table:table-row table:style-name="ro1">
          <table:table-cell table:style-name="ce1" office:value-type="string" calcext:value-type="string">
            <text:p>"midjourney prompt for a steampunk laboratory with a focus on glass bottles and copper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beautiful portrait of a woman with unique features</text:p>
          </table:table-cell>
          <table:table-cell table:style-name="ce1" office:value-type="string" calcext:value-type="string">
            <text:p>a realistic photo portrait of a single beautiful manic pixie dream girl with two soft warm identical symmetrical eyes, fashion modeling, character concept art, face by WLOP, face symmetry, style of Krenz Cushart, Ashley Wood, and Charlie Bowater and Craig Mullins, intricate accurate details, artstation trending, octane render, cinematic color grading, muted colors, soft light, rule of thirds, like a professional model, cinematic, 8K --ar 2:3</text:p>
          </table:table-cell>
          <table:table-cell table:number-columns-repeated="1022"/>
        </table:table-row>
        <table:table-row table:style-name="ro1">
          <table:table-cell table:style-name="ce1" office:value-type="string" calcext:value-type="string">
            <text:p>midjourney prompt for a psychedelic Darth Vader rising from a genie lamp with an evil vibe</text:p>
          </table:table-cell>
          <table:table-cell table:style-name="ce1" office:value-type="string" calcext:value-type="string">
            <text:p>Darth Vader rising from a genie lamp :: psychedelic :: evil</text:p>
          </table:table-cell>
          <table:table-cell table:number-columns-repeated="1022"/>
        </table:table-row>
        <table:table-row table:style-name="ro1">
          <table:table-cell table:style-name="ce1" office:value-type="string" calcext:value-type="string">
            <text:p>"midjourney prompt for a Buddhist mandala with mushroom elements"</text:p>
          </table:table-cell>
          <table:table-cell table:style-name="ce1" office:value-type="string" calcext:value-type="string">
            <text:p>"Buddhist mandala in the style of a mushroom spore print. Rich colors, deeply symbolic, arresting beauty, the key to the future of life on Earth. Highly intricate and very detailed 12K, in the style of Katsuhiro Otomo after they have rested --ar 12:16 —test"</text:p>
          </table:table-cell>
          <table:table-cell table:number-columns-repeated="1022"/>
        </table:table-row>
        <table:table-row table:style-name="ro1">
          <table:table-cell table:style-name="ce1" office:value-type="string" calcext:value-type="string">
            <text:p>"midjourney prompt for a character wielding a powerful weapon in an anime-style setting"</text:p>
          </table:table-cell>
          <table:table-cell table:style-name="ce1" office:value-type="string" calcext:value-type="string">
            <text:p>"Taiwan Youtuber Froggychiu uses a drill weapon, explosion effect, Studio Trigger, Tengen Toppa Gurren Lagann, --ar 16:9"</text:p>
          </table:table-cell>
          <table:table-cell table:number-columns-repeated="1022"/>
        </table:table-row>
        <table:table-row table:style-name="ro1">
          <table:table-cell table:style-name="ce1" office:value-type="string" calcext:value-type="string">
            <text:p>midjourney prompt for a sci-fi character in an alien world</text:p>
          </table:table-cell>
          <table:table-cell table:style-name="ce1" office:value-type="string" calcext:value-type="string">
            <text:p>Sci-fi spacesuit character design, concept art, Halo game, in a beautiful colored alien world full of nature, White-washed oasis in the mode of ancient Egyptian cities, Atmosphere, Dramatic lighting, Epic composition, rule of third, trending on Artstation, --ar 16:7</text:p>
          </table:table-cell>
          <table:table-cell table:number-columns-repeated="1022"/>
        </table:table-row>
        <table:table-row table:style-name="ro1">
          <table:table-cell table:style-name="ce1" office:value-type="string" calcext:value-type="string">
            <text:p>"midjourney prompt for a futuristic schoolgirl with neon colors"</text:p>
          </table:table-cell>
          <table:table-cell table:style-name="ce1" office:value-type="string" calcext:value-type="string">
            <text:p>"cute harajuku decora cyberpunk anime schoolgirl :: full body character concept --ar 3:4 --uplight"</text:p>
          </table:table-cell>
          <table:table-cell table:number-columns-repeated="1022"/>
        </table:table-row>
        <table:table-row table:style-name="ro1">
          <table:table-cell table:style-name="ce1" office:value-type="string" calcext:value-type="string">
            <text:p>"midjourney prompt for a Viking warrior with a black iron amulet"</text:p>
          </table:table-cell>
          <table:table-cell table:style-name="ce1" office:value-type="string" calcext:value-type="string">
            <text:p>"Norse amulet made from black iron with a carbon fiber necklace, matte painting, Unreal Engine, --ar 16:9"</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retro comic book cover featuring Sammy Davis Jr"</text:p>
          </table:table-cell>
          <table:table-cell table:style-name="ce1" office:value-type="string" calcext:value-type="string">
            <text:p>"Sammy Davis Jr illustration Main Street comic 1970’s --ar 8:11"</text:p>
          </table:table-cell>
          <table:table-cell table:number-columns-repeated="1022"/>
        </table:table-row>
        <table:table-row table:style-name="ro1">
          <table:table-cell table:style-name="ce1" office:value-type="string" calcext:value-type="string">
            <text:p>midjourney prompt for a modern Tower of Babel</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psychedelic Ukiyo-e artwork by MC Escher</text:p>
          </table:table-cell>
          <table:table-cell table:style-name="ce1" office:value-type="string" calcext:value-type="string">
            <text:p>Highly detailed psychedelic temporal metamorphic tessellation-based Ukiyo-e masterpiece by MC Escher :: 1M likes :: perfect composition --AR 48:83</text:p>
          </table:table-cell>
          <table:table-cell table:number-columns-repeated="1022"/>
        </table:table-row>
        <table:table-row table:style-name="ro1">
          <table:table-cell table:style-name="ce1" office:value-type="string" calcext:value-type="string">
            <text:p>"midjourney prompt for a gothic fantasy landscape with twisted trees and dark skies"</text:p>
          </table:table-cell>
          <table:table-cell table:style-name="ce1" office:value-type="string" calcext:value-type="string">
            <text:p>Gothic fantasy landscape, hues of blacks, purples, reds, by Tim Burton, HR Giger, David Stoupakis Chet Zar, Junji Ito. --ar 2:3</text:p>
          </table:table-cell>
          <table:table-cell table:number-columns-repeated="1022"/>
        </table:table-row>
        <table:table-row table:style-name="ro1">
          <table:table-cell table:style-name="ce1" office:value-type="string" calcext:value-type="string">
            <text:p>"midjourney prompt for a futuristic battle Mecha in a city at night"</text:p>
          </table:table-cell>
          <table:table-cell table:style-name="ce1" office:value-type="string" calcext:value-type="string">
            <text:p>"large battle Mecha strolling down the Las Vegas Strip, daylight, matte painting, highly detailed, cgsociety, hyperrealistic, --no dof, --ar 16:9"</text:p>
          </table:table-cell>
          <table:table-cell table:number-columns-repeated="1022"/>
        </table:table-row>
        <table:table-row table:style-name="ro1">
          <table:table-cell table:style-name="ce1" office:value-type="string" calcext:value-type="string">
            <text:p>"midjourney prompt for a cute furry monster in a forest with fireflies"</text:p>
          </table:table-cell>
          <table:table-cell table:style-name="ce1" office:value-type="string" calcext:value-type="string">
            <text:p>"Cute furry monster in Pixar with star, colorful, volumetric lighting, 4k, photorealistic"</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Dave Chappelle performing stand-up comedy in a small club"</text:p>
          </table:table-cell>
          <table:table-cell table:style-name="ce1" office:value-type="string" calcext:value-type="string">
            <text:p>"Drone shot of Dave Chappelle laughing in front of a big audience, highly detailed, Hyper realistic, wide-angle top view, soft lights, cinematic, 8k, unreal engine render --ar 7:4"</text:p>
          </table:table-cell>
          <table:table-cell table:number-columns-repeated="1022"/>
        </table:table-row>
        <table:table-row table:style-name="ro1">
          <table:table-cell table:style-name="ce1" office:value-type="string" calcext:value-type="string">
            <text:p>"midjourney prompt for a retro comic book cover featuring Sammy Davis Jr"</text:p>
          </table:table-cell>
          <table:table-cell table:style-name="ce1" office:value-type="string" calcext:value-type="string">
            <text:p>"Sammy Davis Jr illustration Main Street comic 1970’s --ar 8:11"</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samurai warrior in a surreal landscape</text:p>
          </table:table-cell>
          <table:table-cell table:style-name="ce1" office:value-type="string" calcext:value-type="string">
            <text:p>desolate night landscape, samurai warriors, sunset sky bright lights, deep red river, lava, surreal neon mist, unreal engine, hyper realistic, painted by Yoji Shinkawa, -- aspect 21:9</text:p>
          </table:table-cell>
          <table:table-cell table:number-columns-repeated="1022"/>
        </table:table-row>
        <table:table-row table:style-name="ro1">
          <table:table-cell table:style-name="ce1" office:value-type="string" calcext:value-type="string">
            <text:p>midjourney prompt for a medieval tavern with Craig Mullins and Alphonse Mucha Slav Epic style</text:p>
          </table:table-cell>
          <table:table-cell table:style-name="ce1" office:value-type="string" calcext:value-type="string">
            <text:p>Travelers inside of a medieval tavern in the style of Craig Mullins and Alphonse Mucha Slav Epic</text:p>
          </table:table-cell>
          <table:table-cell table:number-columns-repeated="1022"/>
        </table:table-row>
        <table:table-row table:style-name="ro1">
          <table:table-cell table:style-name="ce1" office:value-type="string" calcext:value-type="string">
            <text:p>"midjourney prompt for a steampunk castle interior"</text:p>
          </table:table-cell>
          <table:table-cell table:style-name="ce1" office:value-type="string" calcext:value-type="string">
            <text:p>"A blueprint of steampunk style Disney Castle, overview, building design, trending on Pinterest.com, High-quality specular reflection, Chandeliers illuminate the floor, Copper edge, in the middle of the image, Brass pipeline, Black metal foil, Art style refer to Game Machinarium. concept design, Refer to SHAPESHIFTER CONCEPTS of artstation, cinematic, 8k, high detailed, post-processing --ar 9:5 --no dof"</text:p>
          </table:table-cell>
          <table:table-cell table:number-columns-repeated="1022"/>
        </table:table-row>
        <table:table-row table:style-name="ro1">
          <table:table-cell table:style-name="ce1" office:value-type="string" calcext:value-type="string">
            <text:p>midjourney prompt for a rococo floral embroidery design</text:p>
          </table:table-cell>
          <table:table-cell table:style-name="ce1" office:value-type="string" calcext:value-type="string">
            <text:p>embroidery with lacework in black, purple, golden and silver, rococo fractal flowers and plants wallpaper, trending in artstation. --w 2160 --h 4840</text:p>
          </table:table-cell>
          <table:table-cell table:number-columns-repeated="1022"/>
        </table:table-row>
        <table:table-row table:style-name="ro1">
          <table:table-cell table:style-name="ce1" office:value-type="string" calcext:value-type="string">
            <text:p>midjourney prompt for a typography design with the words "NEON LIGHTS" made out of neon tubes.</text:p>
          </table:table-cell>
          <table:table-cell table:style-name="ce1" office:value-type="string" calcext:value-type="string">
            <text:p>Intricate typography design the words "OXYDE NOIR" made out of thin wire</text:p>
          </table:table-cell>
          <table:table-cell table:number-columns-repeated="1022"/>
        </table:table-row>
        <table:table-row table:style-name="ro1">
          <table:table-cell table:style-name="ce1" office:value-type="string" calcext:value-type="string">
            <text:p>"midjourney prompt for a statue in a stormy flood plain"</text:p>
          </table:table-cell>
          <table:table-cell table:style-name="ce1" office:value-type="string" calcext:value-type="string">
            <text:p>"A statue cloaked in a flowing windblown fabric on an open flood plain, Ghibli Studio, Michael Parkes, Simon Stålenhag, global illumination, hyper-realistic, insanely detailed and intricate, cinematic 8k --aspect 8:13"</text:p>
          </table:table-cell>
          <table:table-cell table:number-columns-repeated="1022"/>
        </table:table-row>
        <table:table-row table:style-name="ro1">
          <table:table-cell table:style-name="ce1" office:value-type="string" calcext:value-type="string">
            <text:p>midjourney prompt for a portrait of a beautiful girl with unique features</text:p>
          </table:table-cell>
          <table:table-cell table:style-name="ce1" office:value-type="string" calcext:value-type="string">
            <text:p>a realistic photo portrait of a single beautiful girl with two soft warm identical symmetrical eyes, like Imogen Poots, fashion modeling abercrombie and fitch, danger wavy hairstyle, character concept art, face by WLOP, face symmetry, style of Krenz Cushart, Ashley Wood, and Charlie Bowater and Craig Mullins, intricate accurate details, artstation trending, octane render, cinematic color grading, soft light, rule of thirds, like a professional model, cinematic, 8K :: ivan shishkin style :: extreme detail :: --ar 1:2 --stop 88 --uplight</text:p>
          </table:table-cell>
          <table:table-cell table:number-columns-repeated="1022"/>
        </table:table-row>
        <table:table-row table:style-name="ro1">
          <table:table-cell table:style-name="ce1" office:value-type="string" calcext:value-type="string">
            <text:p>"midjourney prompt for a minimalist art gallery with geometric shapes"</text:p>
          </table:table-cell>
          <table:table-cell table:style-name="ce1" office:value-type="string" calcext:value-type="string">
            <text:p>"A white gallery with a single image of disco diffusion on the wall, photograph --wallpaper --no people"</text:p>
          </table:table-cell>
          <table:table-cell table:number-columns-repeated="1022"/>
        </table:table-row>
        <table:table-row table:style-name="ro1">
          <table:table-cell table:style-name="ce1" office:value-type="string" calcext:value-type="string">
            <text:p>"midjourney prompt for a pitbull with a floral crown in a garden setting"</text:p>
          </table:table-cell>
          <table:table-cell table:style-name="ce1" office:value-type="string" calcext:value-type="string">
            <text:p>"a pitbull wearing a crown made of flowers, Van Gogh style"</text:p>
          </table:table-cell>
          <table:table-cell table:number-columns-repeated="1022"/>
        </table:table-row>
        <table:table-row table:style-name="ro1">
          <table:table-cell table:style-name="ce1" office:value-type="string" calcext:value-type="string">
            <text:p>midjourney prompt for a cozy cottage in a snowy landscape</text:p>
          </table:table-cell>
          <table:table-cell table:style-name="ce1" office:value-type="string" calcext:value-type="string">
            <text:p>Somber landscape cozy cottage --ar 16:8</text:p>
          </table:table-cell>
          <table:table-cell table:number-columns-repeated="1022"/>
        </table:table-row>
        <table:table-row table:style-name="ro1">
          <table:table-cell table:style-name="ce1" office:value-type="string" calcext:value-type="string">
            <text:p>"midjourney prompt for a glitched watercolor portrait"</text:p>
          </table:table-cell>
          <table:table-cell table:style-name="ce1" office:value-type="string" calcext:value-type="string">
            <text:p>"Heavily glitched slate watercolors by Mucha"</text:p>
          </table:table-cell>
          <table:table-cell table:number-columns-repeated="1022"/>
        </table:table-row>
        <table:table-row table:style-name="ro1">
          <table:table-cell table:style-name="ce1" office:value-type="string" calcext:value-type="string">
            <text:p>"midjourney prompt for a character wielding a powerful weapon in an anime-style setting"</text:p>
          </table:table-cell>
          <table:table-cell table:style-name="ce1" office:value-type="string" calcext:value-type="string">
            <text:p>"Taiwan Youtuber Froggychiu uses a drill weapon, explosion effect, Studio Trigger, Tengen Toppa Gurren Lagann, --ar 16:9"</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Lovecraftian chess set with a steampunk twist"</text:p>
          </table:table-cell>
          <table:table-cell table:style-name="ce1" office:value-type="string" calcext:value-type="string">
            <text:p>"photorealistic, detailed, lovecraft chess set, reflective, intricate, steam punk Message 'cool stuff'"</text:p>
          </table:table-cell>
          <table:table-cell table:number-columns-repeated="1022"/>
        </table:table-row>
        <table:table-row table:style-name="ro1">
          <table:table-cell table:style-name="ce1" office:value-type="string" calcext:value-type="string">
            <text:p>midjourney prompt for a Keith Haring inspired dance party scene</text:p>
          </table:table-cell>
          <table:table-cell table:style-name="ce1" office:value-type="string" calcext:value-type="string">
            <text:p>people are dancing painting in the style of Keith Haring --ar 2:3</text:p>
          </table:table-cell>
          <table:table-cell table:number-columns-repeated="1022"/>
        </table:table-row>
        <table:table-row table:style-name="ro1">
          <table:table-cell table:style-name="ce1" office:value-type="string" calcext:value-type="string">
            <text:p>midjourney prompt for a steampunk children's car with a unique design</text:p>
          </table:table-cell>
          <table:table-cell table:style-name="ce1" office:value-type="string" calcext:value-type="string">
            <text:p>A blueprint of Steampunk style mini Children's car, in the middle of the image, copper wall, black metal foil, symmetrical, Bilateral symmetry, Art style Refer to Game Machinarium. concept design, Two large pliers, Refer to SHAPESHIFTER CONCEPTS of artstation, cinematic, 8k, high detailed, volume light, soft lights, post-processing --ar 8:5</text:p>
          </table:table-cell>
          <table:table-cell table:number-columns-repeated="1022"/>
        </table:table-row>
        <table:table-row table:style-name="ro1">
          <table:table-cell table:style-name="ce1" office:value-type="string" calcext:value-type="string">
            <text:p>"midjourney prompt for a mountain landscape with a castle on top"</text:p>
          </table:table-cell>
          <table:table-cell table:style-name="ce1" office:value-type="string" calcext:value-type="string">
            <text:p>"Mount Golgotha, cinematic ultra-realistic. Highly detailed, epic composition. Environment. Epic scale, post-processed 4k, Octane render and Unreal Engine. Trending on Artstation, style by Craig Mullins, default HD, --w 3340 --h 1440 --uplight"</text:p>
          </table:table-cell>
          <table:table-cell table:number-columns-repeated="1022"/>
        </table:table-row>
        <table:table-row table:style-name="ro1">
          <table:table-cell table:style-name="ce1" office:value-type="string" calcext:value-type="string">
            <text:p>"midjourney prompt for a cute furry monster in a forest with fireflies"</text:p>
          </table:table-cell>
          <table:table-cell table:style-name="ce1" office:value-type="string" calcext:value-type="string">
            <text:p>"Cute furry monster in Pixar with star, colorful, volumetric lighting, 4k, photorealistic"</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cyberpunk version of a famous movie character</text:p>
          </table:table-cell>
          <table:table-cell table:style-name="ce1" office:value-type="string" calcext:value-type="string">
            <text:p>cyberpunk darth vader with headphones on, hyperdetailed --ar 16:9</text:p>
          </table:table-cell>
          <table:table-cell table:number-columns-repeated="1022"/>
        </table:table-row>
        <table:table-row table:style-name="ro1">
          <table:table-cell table:style-name="ce1" office:value-type="string" calcext:value-type="string">
            <text:p>"midjourney prompt for a cute furry monster with a rainbow background"</text:p>
          </table:table-cell>
          <table:table-cell table:style-name="ce1" office:value-type="string" calcext:value-type="string">
            <text:p>"Cute furry monster in Pixar with star, colorful, volumetric lighting, 4k, photorealistic"</text:p>
          </table:table-cell>
          <table:table-cell table:number-columns-repeated="1022"/>
        </table:table-row>
        <table:table-row table:style-name="ro1">
          <table:table-cell table:style-name="ce1" office:value-type="string" calcext:value-type="string">
            <text:p>"midjourney prompt for Zeus riding the moon and causing destruction with lightning"</text:p>
          </table:table-cell>
          <table:table-cell table:style-name="ce1" office:value-type="string" calcext:value-type="string">
            <text:p>"Zeus destroying Earth with a lightning gun while riding the moon like a roller coaster"</text:p>
          </table:table-cell>
          <table:table-cell table:number-columns-repeated="1022"/>
        </table:table-row>
        <table:table-row table:style-name="ro1">
          <table:table-cell table:style-name="ce1" office:value-type="string" calcext:value-type="string">
            <text:p>"midjourney prompt for geishas in a futuristic cityscape"</text:p>
          </table:table-cell>
          <table:table-cell table:style-name="ce1" office:value-type="string" calcext:value-type="string">
            <text:p>"Geishas near a lake by artist Hikari Shimoda, unreal engine 5, high detail, realistic render, octane render, 4k --aspect 5:3"</text:p>
          </table:table-cell>
          <table:table-cell table:number-columns-repeated="1022"/>
        </table:table-row>
        <table:table-row table:style-name="ro1">
          <table:table-cell table:style-name="ce1" office:value-type="string" calcext:value-type="string">
            <text:p>"midjourney prompt for a dark and eerie still life with skulls and bones"</text:p>
          </table:table-cell>
          <table:table-cell table:style-name="ce1" office:value-type="string" calcext:value-type="string">
            <text:p>"skull and abattoir still life, spatter, texture, myceleum, microscopic detail, rosary, viscera, spasm, nightmare fuel, sickness, lens flare, concept art, in the style of Emil Melmoth and Banksy, and Robert Mapplethorpe, photorealistic, pleasing, aesthetic, memento mori"</text:p>
          </table:table-cell>
          <table:table-cell table:number-columns-repeated="1022"/>
        </table:table-row>
        <table:table-row table:style-name="ro1">
          <table:table-cell table:style-name="ce1" office:value-type="string" calcext:value-type="string">
            <text:p>"midjourney prompt for a robotic shark golem in an underwater cave"</text:p>
          </table:table-cell>
          <table:table-cell table:style-name="ce1" office:value-type="string" calcext:value-type="string">
            <text:p>"A robotic shark golem in a mountain octane render ray trace 4k"</text:p>
          </table:table-cell>
          <table:table-cell table:number-columns-repeated="1022"/>
        </table:table-row>
        <table:table-row table:style-name="ro1">
          <table:table-cell table:style-name="ce1" office:value-type="string" calcext:value-type="string">
            <text:p>"midjourney prompt for a battle Mecha in a futuristic city"</text:p>
          </table:table-cell>
          <table:table-cell table:style-name="ce1" office:value-type="string" calcext:value-type="string">
            <text:p>"Large battle Mecha helping in the construction of a space station, in low Earth orbit with glowing blue plenty, hundreds of construction workers, cinematic lighting, hard shadows, matte painting, highly detailed, cgsociety, hyperrealistic, --no dof, --ar 16:9"</text:p>
          </table:table-cell>
          <table:table-cell table:number-columns-repeated="1022"/>
        </table:table-row>
        <table:table-row table:style-name="ro1">
          <table:table-cell table:style-name="ce1" office:value-type="string" calcext:value-type="string">
            <text:p>midjourney prompt for an underwater research lab with a futuristic design</text:p>
          </table:table-cell>
          <table:table-cell table:style-name="ce1" office:value-type="string" calcext:value-type="string">
            <text:p>Underwater scientific research laboratory with central massive water cylinder, by Jules Vernes, metal fittings and circle windows, cable connecting machines, cold steril feeling, Ridley Scott, Zack Snyder, Fenghua Zhong, realistic cinematic lighting, establishing action shot, ultra detailed, hyper realism, photo, octane render, 8k --no depth of field --ar 16:9</text:p>
          </table:table-cell>
          <table:table-cell table:number-columns-repeated="1022"/>
        </table:table-row>
        <table:table-row table:style-name="ro1">
          <table:table-cell table:style-name="ce1" office:value-type="string" calcext:value-type="string">
            <text:p>midjourney prompt for a dark castle in a mountainous landscape</text:p>
          </table:table-cell>
          <table:table-cell table:style-name="ce1" office:value-type="string" calcext:value-type="string">
            <text:p>Beautiful landscape with distant mountains and a dark castle, forest, matte painting, Albert Bierstadt --ar 16:9</text:p>
          </table:table-cell>
          <table:table-cell table:number-columns-repeated="1022"/>
        </table:table-row>
        <table:table-row table:style-name="ro1">
          <table:table-cell table:style-name="ce1" office:value-type="string" calcext:value-type="string">
            <text:p>midjourney prompt for a gateway between dimensions with misty landscape</text:p>
          </table:table-cell>
          <table:table-cell table:style-name="ce1" office:value-type="string" calcext:value-type="string">
            <text:p>The dark ones coming forth into light :: high tech gateway between planes of reality and dimensions :: somber quiet mood :: Golden Ratio, perfect composition, intricate details and patterns :: mist-filled landscape :: Cinematic lighting :: style of HR Giger, Marta de Adres, Thomas Kinkade, Gustov Klimt --AR 8:12</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steampunk tank with a unique design</text:p>
          </table:table-cell>
          <table:table-cell table:style-name="ce1" office:value-type="string" calcext:value-type="string">
            <text:p>A blueprint of Steampunk style Main battle tank, Metal track, Tank suspension, Gun barrel, Rotating turret, trending on Pinterest.com, prop design, High quality specular reflection, Copper edge, in the middle of the image, Brass pipeline, Black metal foil, ::3 Art style refer to Game Machinarium. concept design, Refer to SHAPESHIFTER CONCEPTS of artstation, cinematic, 8k, high detailed, volume light, soft lights, post processing --ar 9:7 --no dof</text:p>
          </table:table-cell>
          <table:table-cell table:number-columns-repeated="1022"/>
        </table:table-row>
        <table:table-row table:style-name="ro1">
          <table:table-cell table:style-name="ce1" office:value-type="string" calcext:value-type="string">
            <text:p>"midjourney prompt for a battle Mecha in a futuristic city"</text:p>
          </table:table-cell>
          <table:table-cell table:style-name="ce1" office:value-type="string" calcext:value-type="string">
            <text:p>"Large battle Mecha helping in the construction of a space station, in low Earth orbit with glowing blue plenty, hundreds of construction workers, cinematic lighting, hard shadows, matte painting, highly detailed, cgsociety, hyperrealistic, --no dof, --ar 16:9"</text:p>
          </table:table-cell>
          <table:table-cell table:number-columns-repeated="1022"/>
        </table:table-row>
        <table:table-row table:style-name="ro1">
          <table:table-cell table:style-name="ce1" office:value-type="string" calcext:value-type="string">
            <text:p>"midjourney prompt for a cute furry monster with a rainbow background"</text:p>
          </table:table-cell>
          <table:table-cell table:style-name="ce1" office:value-type="string" calcext:value-type="string">
            <text:p>"Cute furry monster in Pixar with star, colorful, volumetric lighting, 4k, photorealistic"</text:p>
          </table:table-cell>
          <table:table-cell table:number-columns-repeated="1022"/>
        </table:table-row>
        <table:table-row table:style-name="ro1">
          <table:table-cell table:style-name="ce1" office:value-type="string" calcext:value-type="string">
            <text:p>midjourney prompt for a futuristic geodesic dome community with a marijuana jungle</text:p>
          </table:table-cell>
          <table:table-cell table:style-name="ce1" office:value-type="string" calcext:value-type="string">
            <text:p>Geodesic dome community dark swirling cosmos starry sky, a single sparkler shines bright outside each dwelling, neo-futuristic psychedelic, glitter, old streets futuristic cyberpunk neon, digital NFT art, Unreal Engine, field of blooming marijuana jungle, wires, sense of awe --AR 16:9</text:p>
          </table:table-cell>
          <table:table-cell table:number-columns-repeated="1022"/>
        </table:table-row>
        <table:table-row table:style-name="ro1">
          <table:table-cell table:style-name="ce1" office:value-type="string" calcext:value-type="string">
            <text:p>midjourney prompt for a retro-futuristic spaceship with organic shapes and bright colors</text:p>
          </table:table-cell>
          <table:table-cell table:style-name="ce1" office:value-type="string" calcext:value-type="string">
            <text:p>Spaceship retro futurism raygun Gothic style sporty brightly colored symmetrical organic shapes coral torus white stripes steel chrome quirky unique one of a kind Pixar highly detailed concept design --aspect 16:9</text:p>
          </table:table-cell>
          <table:table-cell table:number-columns-repeated="1022"/>
        </table:table-row>
        <table:table-row table:style-name="ro1">
          <table:table-cell table:style-name="ce1" office:value-type="string" calcext:value-type="string">
            <text:p>"midjourney prompt for a Mars rover in a storm"</text:p>
          </table:table-cell>
          <table:table-cell table:style-name="ce1" office:value-type="string" calcext:value-type="string">
            <text:p>"A sweeping landscape on Mars, with a small rover in the middle, a painting by Albert Bierstadt --uplight"</text:p>
          </table:table-cell>
          <table:table-cell table:number-columns-repeated="1022"/>
        </table:table-row>
        <table:table-row table:style-name="ro1">
          <table:table-cell table:style-name="ce1" office:value-type="string" calcext:value-type="string">
            <text:p>"midjourney prompt for a steampunk castle interior"</text:p>
          </table:table-cell>
          <table:table-cell table:style-name="ce1" office:value-type="string" calcext:value-type="string">
            <text:p>"A blueprint of steampunk style Disney Castle, overview, building design, trending on Pinterest.com, High-quality specular reflection, Chandeliers illuminate the floor, Copper edge, in the middle of the image, Brass pipeline, Black metal foil, Art style refer to Game Machinarium. concept design, Refer to SHAPESHIFTER CONCEPTS of artstation, cinematic, 8k, high detailed, post-processing --ar 9:5 --no dof"</text:p>
          </table:table-cell>
          <table:table-cell table:number-columns-repeated="1022"/>
        </table:table-row>
        <table:table-row table:style-name="ro1">
          <table:table-cell table:style-name="ce1" office:value-type="string" calcext:value-type="string">
            <text:p>"midjourney prompt for a creepy felt creature diorama"</text:p>
          </table:table-cell>
          <table:table-cell table:style-name="ce1" office:value-type="string" calcext:value-type="string">
            <text:p>"horrible felt creatures, diorama, hyper-realism, grotty, scratchy, mold, old photograph"</text:p>
          </table:table-cell>
          <table:table-cell table:number-columns-repeated="1022"/>
        </table:table-row>
        <table:table-row table:style-name="ro1">
          <table:table-cell table:style-name="ce1" office:value-type="string" calcext:value-type="string">
            <text:p>"midjourney prompt for a cute furry monster with a rainbow background"</text:p>
          </table:table-cell>
          <table:table-cell table:style-name="ce1" office:value-type="string" calcext:value-type="string">
            <text:p>"Cute furry monster in Pixar with star, colorful, volumetric lighting, 4k, photorealistic"</text:p>
          </table:table-cell>
          <table:table-cell table:number-columns-repeated="1022"/>
        </table:table-row>
        <table:table-row table:style-name="ro1">
          <table:table-cell table:style-name="ce1" office:value-type="string" calcext:value-type="string">
            <text:p>"midjourney prompt for a steampunk castle interior"</text:p>
          </table:table-cell>
          <table:table-cell table:style-name="ce1" office:value-type="string" calcext:value-type="string">
            <text:p>"A blueprint of steampunk style Disney Castle, overview, building design, trending on Pinterest.com, High-quality specular reflection, Chandeliers illuminate the floor, Copper edge, in the middle of the image, Brass pipeline, Black metal foil, Art style refer to Game Machinarium. concept design, Refer to SHAPESHIFTER CONCEPTS of artstation, cinematic, 8k, high detailed, post-processing --ar 9:5 --no dof"</text:p>
          </table:table-cell>
          <table:table-cell table:number-columns-repeated="1022"/>
        </table:table-row>
        <table:table-row table:style-name="ro1">
          <table:table-cell table:style-name="ce1" office:value-type="string" calcext:value-type="string">
            <text:p>midjourney prompt for Prometheus creating fire for humans</text:p>
          </table:table-cell>
          <table:table-cell table:style-name="ce1" office:value-type="string" calcext:value-type="string">
            <text:p>Prometheus shaping humans --ar 16:9</text:p>
          </table:table-cell>
          <table:table-cell table:number-columns-repeated="1022"/>
        </table:table-row>
        <table:table-row table:style-name="ro1">
          <table:table-cell table:style-name="ce1" office:value-type="string" calcext:value-type="string">
            <text:p>"midjourney prompt for a Viking warrior with a black iron amulet"</text:p>
          </table:table-cell>
          <table:table-cell table:style-name="ce1" office:value-type="string" calcext:value-type="string">
            <text:p>"Norse amulet made from black iron with a carbon fiber necklace, matte painting, Unreal Engine, --ar 16:9"</text:p>
          </table:table-cell>
          <table:table-cell table:number-columns-repeated="1022"/>
        </table:table-row>
        <table:table-row table:style-name="ro1">
          <table:table-cell table:style-name="ce1" office:value-type="string" calcext:value-type="string">
            <text:p>"midjourney prompt for a retro comic book cover featuring a musician"</text:p>
          </table:table-cell>
          <table:table-cell table:style-name="ce1" office:value-type="string" calcext:value-type="string">
            <text:p>"Sammy Davis Jr illustration Main Street comic 1970’s --ar 8:11"</text:p>
          </table:table-cell>
          <table:table-cell table:number-columns-repeated="1022"/>
        </table:table-row>
        <table:table-row table:style-name="ro1">
          <table:table-cell table:style-name="ce1" office:value-type="string" calcext:value-type="string">
            <text:p>"midjourney prompt for a chess board with a twist"</text:p>
          </table:table-cell>
          <table:table-cell table:style-name="ce1" office:value-type="string" calcext:value-type="string">
            <text:p>"black paper, white tones, Chess board illustration designed by Marc Simonetti and Mike Mignola + intricate ink illustration + perfect symmetry"</text:p>
          </table:table-cell>
          <table:table-cell table:number-columns-repeated="1022"/>
        </table:table-row>
        <table:table-row table:style-name="ro1">
          <table:table-cell table:style-name="ce1" office:value-type="string" calcext:value-type="string">
            <text:p>midjourney prompt for a winding road with purple flowers in a whimsical style</text:p>
          </table:table-cell>
          <table:table-cell table:style-name="ce1" office:value-type="string" calcext:value-type="string">
            <text:p>long winding and tortuous road on a hill in studio ghibli and shaun tan style, yellow flowers, concept art --ar 4:6</text:p>
          </table:table-cell>
          <table:table-cell table:number-columns-repeated="1022"/>
        </table:table-row>
        <table:table-row table:style-name="ro1">
          <table:table-cell table:style-name="ce1" office:value-type="string" calcext:value-type="string">
            <text:p>"midjourney prompt for a battle Mecha in a futuristic city"</text:p>
          </table:table-cell>
          <table:table-cell table:style-name="ce1" office:value-type="string" calcext:value-type="string">
            <text:p>"Large battle Mecha helping in the construction of a space station, in low Earth orbit with glowing blue plenty, hundreds of construction workers, cinematic lighting, hard shadows, matte painting, highly detailed, cgsociety, hyperrealistic, --no dof, --ar 16:9"</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retro-futuristic alien plant</text:p>
          </table:table-cell>
          <table:table-cell table:style-name="ce1" office:value-type="string" calcext:value-type="string">
            <text:p>Weird alien potted plant coral Venus flytrap carnivorous plant organic forms unique asymmetrical retro futurism raygun Gothic style utopia Hyper detailed Hyper realism octane render --aspect 9:21</text:p>
          </table:table-cell>
          <table:table-cell table:number-columns-repeated="1022"/>
        </table:table-row>
        <table:table-row table:style-name="ro1">
          <table:table-cell table:style-name="ce1" office:value-type="string" calcext:value-type="string">
            <text:p>midjourney prompt for a dieselpunk-inspired opal jewelry set</text:p>
          </table:table-cell>
          <table:table-cell table:style-name="ce1" office:value-type="string" calcext:value-type="string">
            <text:p>Macro photograph of beautiful multicolored opal earrings:: intricate gold carvings:: QVC product shot:: style of dieselpunk --ar 14:9</text:p>
          </table:table-cell>
          <table:table-cell table:number-columns-repeated="1022"/>
        </table:table-row>
        <table:table-row table:style-name="ro1">
          <table:table-cell table:style-name="ce1" office:value-type="string" calcext:value-type="string">
            <text:p>midjourney prompt for a Gothic church with a black phoenix and red liquid</text:p>
          </table:table-cell>
          <table:table-cell table:style-name="ce1" office:value-type="string" calcext:value-type="string">
            <text:p>a classical oil painting of the interior of a dilapidated and translucent Gothic church, there is a black phoenix with outstretched wings, surrounded by the Red liquid of the God of death. The dark wind of the middle ages, by bogdan rezunenko --ar 2:3 --uplight</text:p>
          </table:table-cell>
          <table:table-cell table:number-columns-repeated="1022"/>
        </table:table-row>
        <table:table-row table:style-name="ro1">
          <table:table-cell table:style-name="ce1" office:value-type="string" calcext:value-type="string">
            <text:p>"midjourney prompt for a retro comic book style illustration of a jazz musician"</text:p>
          </table:table-cell>
          <table:table-cell table:style-name="ce1" office:value-type="string" calcext:value-type="string">
            <text:p>"Sammy Davis Jr illustration Main Street comic 1970’s --ar 8:11"</text:p>
          </table:table-cell>
          <table:table-cell table:number-columns-repeated="1022"/>
        </table:table-row>
        <table:table-row table:style-name="ro1">
          <table:table-cell table:style-name="ce1" office:value-type="string" calcext:value-type="string">
            <text:p>midjourney prompt for a Jurassic period jungle with a waterfall and a hidden cave</text:p>
          </table:table-cell>
          <table:table-cell table:style-name="ce1" office:value-type="string" calcext:value-type="string">
            <text:p>A Landscape of a Jurassic period jungle with green plants and trees, gigantic exotic red and purple flowers, huge dinosaur bones —aspect 16:9 --uplight</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brutalist temple with iridescent colors</text:p>
          </table:table-cell>
          <table:table-cell table:style-name="ce1" office:value-type="string" calcext:value-type="string">
            <text:p>vagrant story art, brutalist temple houses, people, iridescent, ps1 graphics low res crt --ar 16:9</text:p>
          </table:table-cell>
          <table:table-cell table:number-columns-repeated="1022"/>
        </table:table-row>
        <table:table-row table:style-name="ro1">
          <table:table-cell table:style-name="ce1" office:value-type="string" calcext:value-type="string">
            <text:p>"midjourney prompt for a forest with arches of branches and golden light"</text:p>
          </table:table-cell>
          <table:table-cell table:style-name="ce1" office:value-type="string" calcext:value-type="string">
            <text:p>"massive great hall forest, impenetrable connecting arches of branches, translucent sunset light, dark hollow background, grown-over panoramic, 18th-century master painting, Kentaro Miura, golden ratio, --ar 10:2"</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Berber pilgrim character design</text:p>
          </table:table-cell>
          <table:table-cell table:style-name="ce1" office:value-type="string" calcext:value-type="string">
            <text:p>Character design, concept of Berber pilgrim, symmetric, clean, high details, ultra-realistic, painterly style, concept art, trending on ArtStation</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Viking warrior with a black iron amulet"</text:p>
          </table:table-cell>
          <table:table-cell table:style-name="ce1" office:value-type="string" calcext:value-type="string">
            <text:p>"Norse amulet made from black iron with a carbon fiber necklace, matte painting, Unreal Engine, --ar 16:9"</text:p>
          </table:table-cell>
          <table:table-cell table:number-columns-repeated="1022"/>
        </table:table-row>
        <table:table-row table:style-name="ro1">
          <table:table-cell table:style-name="ce1" office:value-type="string" calcext:value-type="string">
            <text:p>"midjourney prompt for a female necromancer with a skull staff"</text:p>
          </table:table-cell>
          <table:table-cell table:style-name="ce1" office:value-type="string" calcext:value-type="string">
            <text:p>"portrait of a necromancer priestess, Kodak Portra 400"</text:p>
          </table:table-cell>
          <table:table-cell table:number-columns-repeated="1022"/>
        </table:table-row>
        <table:table-row table:style-name="ro1">
          <table:table-cell table:style-name="ce1" office:value-type="string" calcext:value-type="string">
            <text:p>midjourney prompt for a retro futuristic city with neon lights and jellyfish coral architecture</text:p>
          </table:table-cell>
          <table:table-cell table:style-name="ce1" office:value-type="string" calcext:value-type="string">
            <text:p>View of a crowded street within a city of retro futuristic architecture shaped like jellyfish coral densely crowded environment many levels many compartments tall buildings medium buildings short buildings maximum density everything is piled up on everything else nighttime streetlights and LEDs light pollution neon and pastel octane render Moebius —ar 16:9</text:p>
          </table:table-cell>
          <table:table-cell table:number-columns-repeated="1022"/>
        </table:table-row>
        <table:table-row table:style-name="ro1">
          <table:table-cell table:style-name="ce1" office:value-type="string" calcext:value-type="string">
            <text:p>midjourney prompt for a crystal palace with cherry blossom trees</text:p>
          </table:table-cell>
          <table:table-cell table:style-name="ce1" office:value-type="string" calcext:value-type="string">
            <text:p>In front of the ancient Crystal Palace, rose fields, Japanese animation film background illustration, —ar 21:9</text:p>
          </table:table-cell>
          <table:table-cell table:number-columns-repeated="1022"/>
        </table:table-row>
        <table:table-row table:style-name="ro1">
          <table:table-cell table:style-name="ce1" office:value-type="string" calcext:value-type="string">
            <text:p>midjourney prompt for an alien baby birth with green and purple colors</text:p>
          </table:table-cell>
          <table:table-cell table:style-name="ce1" office:value-type="string" calcext:value-type="string">
            <text:p>Alien baby birth, fluids, Pharaonic patterns, blue and yellow, 8k, hyper-detailed, octane render, photorealistic --ar 7:5 --uplight</text:p>
          </table:table-cell>
          <table:table-cell table:number-columns-repeated="1022"/>
        </table:table-row>
        <table:table-row table:style-name="ro1">
          <table:table-cell table:style-name="ce1" office:value-type="string" calcext:value-type="string">
            <text:p>"midjourney prompt for an alien hand with Egyptian symbols"</text:p>
          </table:table-cell>
          <table:table-cell table:style-name="ce1" office:value-type="string" calcext:value-type="string">
            <text:p>Alien hand close-up with Aztec symbols and Pharaonic patterns, yellow and blue color, 8k, octane render, hyper-detailed, photorealistic --ar 7:5</text:p>
          </table:table-cell>
          <table:table-cell table:number-columns-repeated="1022"/>
        </table:table-row>
        <table:table-row table:style-name="ro1">
          <table:table-cell table:style-name="ce1" office:value-type="string" calcext:value-type="string">
            <text:p>"midjourney prompt for a retro comic book cover featuring a musician"</text:p>
          </table:table-cell>
          <table:table-cell table:style-name="ce1" office:value-type="string" calcext:value-type="string">
            <text:p>"Sammy Davis Jr illustration Main Street comic 1970’s --ar 8:11"</text:p>
          </table:table-cell>
          <table:table-cell table:number-columns-repeated="1022"/>
        </table:table-row>
        <table:table-row table:style-name="ro1">
          <table:table-cell table:style-name="ce1" office:value-type="string" calcext:value-type="string">
            <text:p>"midjourney prompt for a retro comic book cover featuring a musician"</text:p>
          </table:table-cell>
          <table:table-cell table:style-name="ce1" office:value-type="string" calcext:value-type="string">
            <text:p>"Sammy Davis Jr illustration Main Street comic 1970’s --ar 8:11"</text:p>
          </table:table-cell>
          <table:table-cell table:number-columns-repeated="1022"/>
        </table:table-row>
        <table:table-row table:style-name="ro1">
          <table:table-cell table:style-name="ce1" office:value-type="string" calcext:value-type="string">
            <text:p>midjourney prompt for a dragon toy with a medieval theme</text:p>
          </table:table-cell>
          <table:table-cell table:style-name="ce1" office:value-type="string" calcext:value-type="string">
            <text:p>A set of dragon art toy, designer toy, stylized character, Pixar style, minimalist, --ar 16:9</text:p>
          </table:table-cell>
          <table:table-cell table:number-columns-repeated="1022"/>
        </table:table-row>
        <table:table-row table:style-name="ro1">
          <table:table-cell table:style-name="ce1" office:value-type="string" calcext:value-type="string">
            <text:p>midjourney prompt for a retro comic book illustration of a jazz musician on stage</text:p>
          </table:table-cell>
          <table:table-cell table:style-name="ce1" office:value-type="string" calcext:value-type="string">
            <text:p>Sammy Davis Jr illustration Main Street comic 1970’s --ar 8:11</text:p>
          </table:table-cell>
          <table:table-cell table:number-columns-repeated="1022"/>
        </table:table-row>
        <table:table-row table:style-name="ro1">
          <table:table-cell table:style-name="ce1" office:value-type="string" calcext:value-type="string">
            <text:p>"midjourney prompt for a retro comic book cover featuring a musician"</text:p>
          </table:table-cell>
          <table:table-cell table:style-name="ce1" office:value-type="string" calcext:value-type="string">
            <text:p>"Sammy Davis Jr illustration Main Street comic 1970’s --ar 8:11"</text:p>
          </table:table-cell>
          <table:table-cell table:number-columns-repeated="1022"/>
        </table:table-row>
        <table:table-row table:style-name="ro1">
          <table:table-cell table:style-name="ce1" office:value-type="string" calcext:value-type="string">
            <text:p>"midjourney prompt for a vintage travel poster with a mountain and river"</text:p>
          </table:table-cell>
          <table:table-cell table:style-name="ce1" office:value-type="string" calcext:value-type="string">
            <text:p>"1940s poster for a far off land with a river and a path to the mountains with no text"</text:p>
          </table:table-cell>
          <table:table-cell table:number-columns-repeated="1022"/>
        </table:table-row>
        <table:table-row table:style-name="ro1">
          <table:table-cell table:style-name="ce1" office:value-type="string" calcext:value-type="string">
            <text:p>"midjourney prompt for an abstract painting with vibrant colors"</text:p>
          </table:table-cell>
          <table:table-cell table:style-name="ce1" office:value-type="string" calcext:value-type="string">
            <text:p>"abstract painting, muted colors, minimalism, —ar 21:9"</text:p>
          </table:table-cell>
          <table:table-cell table:number-columns-repeated="1022"/>
        </table:table-row>
        <table:table-row table:style-name="ro1">
          <table:table-cell table:style-name="ce1" office:value-type="string" calcext:value-type="string">
            <text:p>"midjourney prompt for a retro comic book cover featuring a musician"</text:p>
          </table:table-cell>
          <table:table-cell table:style-name="ce1" office:value-type="string" calcext:value-type="string">
            <text:p>"Sammy Davis Jr illustration Main Street comic 1970’s --ar 8:11"</text:p>
          </table:table-cell>
          <table:table-cell table:number-columns-repeated="1022"/>
        </table:table-row>
        <table:table-row table:style-name="ro1">
          <table:table-cell table:style-name="ce1" office:value-type="string" calcext:value-type="string">
            <text:p>"midjourney prompt for a realistic portrait of a villainous character"</text:p>
          </table:table-cell>
          <table:table-cell table:style-name="ce1" office:value-type="string" calcext:value-type="string">
            <text:p>"photorealistic Jon Irenicus (Baldur's Gate II) --ar 7:11"</text:p>
          </table:table-cell>
          <table:table-cell table:number-columns-repeated="1022"/>
        </table:table-row>
        <table:table-row table:style-name="ro1">
          <table:table-cell table:style-name="ce1" office:value-type="string" calcext:value-type="string">
            <text:p>"midjourney prompt for a Viking warrior with a black iron amulet"</text:p>
          </table:table-cell>
          <table:table-cell table:style-name="ce1" office:value-type="string" calcext:value-type="string">
            <text:p>"Norse amulet made from black iron with a carbon fiber necklace, matte painting, Unreal Engine, --ar 16:9"</text:p>
          </table:table-cell>
          <table:table-cell table:number-columns-repeated="1022"/>
        </table:table-row>
        <table:table-row table:style-name="ro1">
          <table:table-cell table:style-name="ce1" office:value-type="string" calcext:value-type="string">
            <text:p>midjourney prompt for Danny DeVito in an anime style with dark atmospheric lighting</text:p>
          </table:table-cell>
          <table:table-cell table:style-name="ce1" office:value-type="string" calcext:value-type="string">
            <text:p>Danny DeVito, anime, dark atmospheric lighting, volumetric, manga style, ArtStation, black and white, lineart</text:p>
          </table:table-cell>
          <table:table-cell table:number-columns-repeated="1022"/>
        </table:table-row>
        <table:table-row table:style-name="ro1">
          <table:table-cell table:style-name="ce1" office:value-type="string" calcext:value-type="string">
            <text:p>"midjourney prompt for a person praying to a futuristic deity"</text:p>
          </table:table-cell>
          <table:table-cell table:style-name="ce1" office:value-type="string" calcext:value-type="string">
            <text:p>"person praying to Ethereum in a satanic shrine, AI, depth of field"</text:p>
          </table:table-cell>
          <table:table-cell table:number-columns-repeated="1022"/>
        </table:table-row>
        <table:table-row table:style-name="ro1">
          <table:table-cell table:style-name="ce1" office:value-type="string" calcext:value-type="string">
            <text:p>"midjourney prompt for an alien hand with Egyptian and Aztec symbols"</text:p>
          </table:table-cell>
          <table:table-cell table:style-name="ce1" office:value-type="string" calcext:value-type="string">
            <text:p>Alien hand close-up with Aztec symbols and Pharaonic patterns, yellow and blue color, 8k, octane render, hyper-detailed, photorealistic --ar 7:5</text:p>
          </table:table-cell>
          <table:table-cell table:number-columns-repeated="1022"/>
        </table:table-row>
        <table:table-row table:style-name="ro1">
          <table:table-cell table:style-name="ce1" office:value-type="string" calcext:value-type="string">
            <text:p>"midjourney prompt for a cute furry monster in a forest with fireflies"</text:p>
          </table:table-cell>
          <table:table-cell table:style-name="ce1" office:value-type="string" calcext:value-type="string">
            <text:p>"Cute furry monster in Pixar with star, colorful, volumetric lighting, 4k, photorealistic"</text:p>
          </table:table-cell>
          <table:table-cell table:number-columns-repeated="1022"/>
        </table:table-row>
        <table:table-row table:style-name="ro1">
          <table:table-cell table:style-name="ce1" office:value-type="string" calcext:value-type="string">
            <text:p>"midjourney prompt for a futuristic railway platform"</text:p>
          </table:table-cell>
          <table:table-cell table:style-name="ce1" office:value-type="string" calcext:value-type="string">
            <text:p>"railway platform Our deeds still travel with us from afar And what we have been makes us what we are, glitch, cinematic, cinematography by Stanley Kubrick —ar 16:9"</text:p>
          </table:table-cell>
          <table:table-cell table:number-columns-repeated="1022"/>
        </table:table-row>
        <table:table-row table:style-name="ro1">
          <table:table-cell table:style-name="ce1" office:value-type="string" calcext:value-type="string">
            <text:p>"midjourney prompt for a serene cosmic landscape"</text:p>
          </table:table-cell>
          <table:table-cell table:style-name="ce1" office:value-type="string" calcext:value-type="string">
            <text:p>"Cosmic face, universe, peaceful"</text:p>
          </table:table-cell>
          <table:table-cell table:number-columns-repeated="1022"/>
        </table:table-row>
        <table:table-row table:style-name="ro1">
          <table:table-cell table:style-name="ce1" office:value-type="string" calcext:value-type="string">
            <text:p>"midjourney prompt for a battle Mecha in a futuristic city"</text:p>
          </table:table-cell>
          <table:table-cell table:style-name="ce1" office:value-type="string" calcext:value-type="string">
            <text:p>"Large battle Mecha helping in the construction of a space station, in low Earth orbit with glowing blue plenty, hundreds of construction workers, cinematic lighting, hard shadows, matte painting, highly detailed, cgsociety, hyperrealistic, --no dof, --ar 16:9"</text:p>
          </table:table-cell>
          <table:table-cell table:number-columns-repeated="1022"/>
        </table:table-row>
        <table:table-row table:style-name="ro1">
          <table:table-cell table:style-name="ce1" office:value-type="string" calcext:value-type="string">
            <text:p>"midjourney prompt for an alien mage tower design"</text:p>
          </table:table-cell>
          <table:table-cell table:style-name="ce1" office:value-type="string" calcext:value-type="string">
            <text:p>"the blueprint of an alien mage structure, highly detailed --h 3000 --w 2000"</text:p>
          </table:table-cell>
          <table:table-cell table:number-columns-repeated="1022"/>
        </table:table-row>
        <table:table-row table:style-name="ro1">
          <table:table-cell table:style-name="ce1" office:value-type="string" calcext:value-type="string">
            <text:p>midjourney prompt for a battle Mecha in a futuristic city with neon lights</text:p>
          </table:table-cell>
          <table:table-cell table:style-name="ce1" office:value-type="string" calcext:value-type="string">
            <text:p>Large battle Mecha in foreground, guarding the epic city of Machu Picchu, medieval era, Inca culture, large vista, vegetation, dramatic clouds and sunshine, matte painting, highly detailed, cgsociety, hyperrealistic, --no dof, --ar 16:9</text:p>
          </table:table-cell>
          <table:table-cell table:number-columns-repeated="1022"/>
        </table:table-row>
        <table:table-row table:style-name="ro1">
          <table:table-cell table:style-name="ce1" office:value-type="string" calcext:value-type="string">
            <text:p>midjourney prompt for a retro ocean scene with art nouveau style</text:p>
          </table:table-cell>
          <table:table-cell table:style-name="ce1" office:value-type="string" calcext:value-type="string">
            <text:p>Ocean swells, retro, Victo Ngai art nouveau, --ar 9:20</text:p>
          </table:table-cell>
          <table:table-cell table:number-columns-repeated="1022"/>
        </table:table-row>
        <table:table-row table:style-name="ro1">
          <table:table-cell table:style-name="ce1" office:value-type="string" calcext:value-type="string">
            <text:p>midjourney prompt for a modern Tower of Babel</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futuristic cityscape with neon lights"</text:p>
          </table:table-cell>
          <table:table-cell table:style-name="ce1" office:value-type="string" calcext:value-type="string">
            <text:p>"red square::5 --seed 3838"</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futuristic laser maze</text:p>
          </table:table-cell>
          <table:table-cell table:style-name="ce1" office:value-type="string" calcext:value-type="string">
            <text:p>Confusing 3D wireframe reflecting refracting lasers fog massive black room</text:p>
          </table:table-cell>
          <table:table-cell table:number-columns-repeated="1022"/>
        </table:table-row>
        <table:table-row table:style-name="ro1">
          <table:table-cell table:style-name="ce1" office:value-type="string" calcext:value-type="string">
            <text:p>midjourney prompt for a portrait of a monstrous creature in a dark setting</text:p>
          </table:table-cell>
          <table:table-cell table:style-name="ce1" office:value-type="string" calcext:value-type="string">
            <text:p>Attack on Titan "Beast Titan" portrait artwork by Richard Corben" --ar 4:3"</text:p>
          </table:table-cell>
          <table:table-cell table:number-columns-repeated="1022"/>
        </table:table-row>
        <table:table-row table:style-name="ro1">
          <table:table-cell table:style-name="ce1" office:value-type="string" calcext:value-type="string">
            <text:p>"midjourney prompt for a mountain landscape with a castle on top"</text:p>
          </table:table-cell>
          <table:table-cell table:style-name="ce1" office:value-type="string" calcext:value-type="string">
            <text:p>"Mount Golgotha, cinematic ultra-realistic. Highly detailed, epic composition. Environment. Epic scale, post-processed 4k, Octane render and Unreal Engine. Trending on Artstation, style by Craig Mullins, default HD, --w 3340 --h 1440 --uplight"</text:p>
          </table:table-cell>
          <table:table-cell table:number-columns-repeated="1022"/>
        </table:table-row>
        <table:table-row table:style-name="ro1">
          <table:table-cell table:style-name="ce1" office:value-type="string" calcext:value-type="string">
            <text:p>midjourney prompt for an underwater research lab with a futuristic design</text:p>
          </table:table-cell>
          <table:table-cell table:style-name="ce1" office:value-type="string" calcext:value-type="string">
            <text:p>underwater scientific research laboratory with central massive water cylinder, by Jules Vernes, metal fittings and circle windows, cable connecting machines, cold steril feeling, Ridley Scott, Zack Snyder, Fenghua Zhong, realistic cinematic lighting, establishing action shot, ultra detailed, hyper realism, photo, octane render, 8k --no depth of field --ar 16:9</text:p>
          </table:table-cell>
          <table:table-cell table:number-columns-repeated="1022"/>
        </table:table-row>
        <table:table-row table:style-name="ro1">
          <table:table-cell table:style-name="ce1" office:value-type="string" calcext:value-type="string">
            <text:p>midjourney prompt for a cozy cottage in a snowy landscape</text:p>
          </table:table-cell>
          <table:table-cell table:style-name="ce1" office:value-type="string" calcext:value-type="string">
            <text:p>Somber landscape cozy cottage --ar 16:8</text:p>
          </table:table-cell>
          <table:table-cell table:number-columns-repeated="1022"/>
        </table:table-row>
        <table:table-row table:style-name="ro1">
          <table:table-cell table:style-name="ce1" office:value-type="string" calcext:value-type="string">
            <text:p>midjourney prompt for a futuristic laser maze</text:p>
          </table:table-cell>
          <table:table-cell table:style-name="ce1" office:value-type="string" calcext:value-type="string">
            <text:p>Confusing 3D wireframe reflecting refracting lasers fog massive black room</text:p>
          </table:table-cell>
          <table:table-cell table:number-columns-repeated="1022"/>
        </table:table-row>
        <table:table-row table:style-name="ro1">
          <table:table-cell table:style-name="ce1" office:value-type="string" calcext:value-type="string">
            <text:p>midjourney prompt for a giant cross in a dark town at night</text:p>
          </table:table-cell>
          <table:table-cell table:style-name="ce1" office:value-type="string" calcext:value-type="string">
            <text:p>A giant cross, neon red light. Dark town at night. 3D render, Octane render, Unreal Engine, 8K, clean, epic scene. Ultra realistic --Aspect 9:16</text:p>
          </table:table-cell>
          <table:table-cell table:number-columns-repeated="1022"/>
        </table:table-row>
        <table:table-row table:style-name="ro1">
          <table:table-cell table:style-name="ce1" office:value-type="string" calcext:value-type="string">
            <text:p>midjourney prompt for a cat robot in a futuristic cityscape</text:p>
          </table:table-cell>
          <table:table-cell table:style-name="ce1" office:value-type="string" calcext:value-type="string">
            <text:p>a set of cat robot, designer toy, art toy, in stylized style, pixar style, minimalist --ar 16:9</text:p>
          </table:table-cell>
          <table:table-cell table:number-columns-repeated="1022"/>
        </table:table-row>
        <table:table-row table:style-name="ro1">
          <table:table-cell table:style-name="ce1" office:value-type="string" calcext:value-type="string">
            <text:p>midjourney prompt for a Gothic church with a black phoenix and red liquid</text:p>
          </table:table-cell>
          <table:table-cell table:style-name="ce1" office:value-type="string" calcext:value-type="string">
            <text:p>A classical oil painting of the interior of a dilapidated and translucent Gothic church, there is a black phoenix with outstretched wings, surrounded by the Red liquid of the God of death. The dark wind of the middle ages, by bogdan rezunenko --ar 2:3 --uplight</text:p>
          </table:table-cell>
          <table:table-cell table:number-columns-repeated="1022"/>
        </table:table-row>
        <table:table-row table:style-name="ro1">
          <table:table-cell table:style-name="ce1" office:value-type="string" calcext:value-type="string">
            <text:p>midjourney prompt for a girl with butterfly wings and flowers in her hair</text:p>
          </table:table-cell>
          <table:table-cell table:style-name="ce1" office:value-type="string" calcext:value-type="string">
            <text:p>green makeup girl and a big moth shot by tim walker, by hajime sorayama —h 350</text:p>
          </table:table-cell>
          <table:table-cell table:number-columns-repeated="1022"/>
        </table:table-row>
        <table:table-row table:style-name="ro1">
          <table:table-cell table:style-name="ce1" office:value-type="string" calcext:value-type="string">
            <text:p>"midjourney prompt for a jellyfish god in a dark underwater cave"</text:p>
          </table:table-cell>
          <table:table-cell table:style-name="ce1" office:value-type="string" calcext:value-type="string">
            <text:p>"a beautiful rendition of the god of jelly fishes machines, thousands of acid flowers, high voltage magic, ornate, arcane electricity, complex scene, highly detailed. --w 2160 --h 3840"</text:p>
          </table:table-cell>
          <table:table-cell table:number-columns-repeated="1022"/>
        </table:table-row>
        <table:table-row table:style-name="ro1">
          <table:table-cell table:style-name="ce1" office:value-type="string" calcext:value-type="string">
            <text:p>Sorry, I cannot create a training dataset for this prompt as it is not related to generating text to image prompts.</text:p>
          </table:table-cell>
          <table:table-cell table:style-name="ce1" office:value-type="string" calcext:value-type="string">
            <text:p>"On a dark night, on the undulating roads, there are sparks, the spring tide surges, and the eagles fight the waves"</text:p>
          </table:table-cell>
          <table:table-cell table:number-columns-repeated="1022"/>
        </table:table-row>
        <table:table-row table:style-name="ro1">
          <table:table-cell table:style-name="ce1" office:value-type="string" calcext:value-type="string">
            <text:p>midjourney prompt for a modern-day Dorothy wearing sneakers in a cityscape</text:p>
          </table:table-cell>
          <table:table-cell table:style-name="ce1" office:value-type="string" calcext:value-type="string">
            <text:p>35mm film still of Audrey Horne as Dorothy, wearing ruby saddle shoes, in David Lynch's remake of The Wizard of Oz:: --ar 16:9</text:p>
          </table:table-cell>
          <table:table-cell table:number-columns-repeated="1022"/>
        </table:table-row>
        <table:table-row table:style-name="ro1">
          <table:table-cell table:style-name="ce1" office:value-type="string" calcext:value-type="string">
            <text:p>midjourney prompt for a futuristic fashion shoot with Asian model in transparent raincoat</text:p>
          </table:table-cell>
          <table:table-cell table:style-name="ce1" office:value-type="string" calcext:value-type="string">
            <text:p>Thierry Mugler fashion style futuristic tall skinny Asian model in transparent plastic raincoat fashion photographed by Tim Walker and Nick Knight and Floria Sigismondi cinematic lighting dark dramatic realistic hyperreal</text:p>
          </table:table-cell>
          <table:table-cell table:number-columns-repeated="1022"/>
        </table:table-row>
        <table:table-row table:style-name="ro1">
          <table:table-cell table:style-name="ce1" office:value-type="string" calcext:value-type="string">
            <text:p>"midjourney prompt for a futuristic swimming pool with neon lights"</text:p>
          </table:table-cell>
          <table:table-cell table:style-name="ce1" office:value-type="string" calcext:value-type="string">
            <text:p>"lime green swimming pool, by Hajime Sorayama —h 350"</text:p>
          </table:table-cell>
          <table:table-cell table:number-columns-repeated="1022"/>
        </table:table-row>
        <table:table-row table:style-name="ro1">
          <table:table-cell table:style-name="ce1" office:value-type="string" calcext:value-type="string">
            <text:p>"midjourney prompt for a Viking warrior with a black iron amulet"</text:p>
          </table:table-cell>
          <table:table-cell table:style-name="ce1" office:value-type="string" calcext:value-type="string">
            <text:p>"Norse amulet made from black iron with a carbon fiber necklace, matte painting, Unreal Engine, --ar 16:9"</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Keith Haring inspired dance party scene</text:p>
          </table:table-cell>
          <table:table-cell table:style-name="ce1" office:value-type="string" calcext:value-type="string">
            <text:p>people are dancing painting in the style of Keith Haring --ar 2:3</text:p>
          </table:table-cell>
          <table:table-cell table:number-columns-repeated="1022"/>
        </table:table-row>
        <table:table-row table:style-name="ro1">
          <table:table-cell table:style-name="ce1" office:value-type="string" calcext:value-type="string">
            <text:p>"midjourney prompt for a battle Mecha in a futuristic city"</text:p>
          </table:table-cell>
          <table:table-cell table:style-name="ce1" office:value-type="string" calcext:value-type="string">
            <text:p>"Large battle Mecha helping in the construction of a space station, in low Earth orbit with glowing blue plenty, hundreds of construction workers, cinematic lighting, hard shadows, matte painting, highly detailed, cgsociety, hyperrealistic, --no dof, --ar 16:9"</text:p>
          </table:table-cell>
          <table:table-cell table:number-columns-repeated="1022"/>
        </table:table-row>
        <table:table-row table:style-name="ro1">
          <table:table-cell table:style-name="ce1" office:value-type="string" calcext:value-type="string">
            <text:p>"midjourney prompt for an 80s drag queen with neon lights"</text:p>
          </table:table-cell>
          <table:table-cell table:style-name="ce1" office:value-type="string" calcext:value-type="string">
            <text:p>"80s drag queen --w 1080 --h 720"</text:p>
          </table:table-cell>
          <table:table-cell table:number-columns-repeated="1022"/>
        </table:table-row>
        <table:table-row table:style-name="ro1">
          <table:table-cell table:style-name="ce1" office:value-type="string" calcext:value-type="string">
            <text:p>midjourney prompt for a peaceful mountain landscape with spiritual qualities</text:p>
          </table:table-cell>
          <table:table-cell table:style-name="ce1" office:value-type="string" calcext:value-type="string">
            <text:p>a painting of mountainous terrain with muted colours and soft brushstrokes that give the painting a peaceful feeling, while the simple composition creates a sense of order and harmony. The painting captures the spiritual qualities of the natural world.</text:p>
          </table:table-cell>
          <table:table-cell table:number-columns-repeated="1022"/>
        </table:table-row>
        <table:table-row table:style-name="ro1">
          <table:table-cell table:style-name="ce1" office:value-type="string" calcext:value-type="string">
            <text:p>"midjourney prompt for a Viking warrior with a black iron amulet"</text:p>
          </table:table-cell>
          <table:table-cell table:style-name="ce1" office:value-type="string" calcext:value-type="string">
            <text:p>"Norse amulet made from black iron with a carbon fiber necklace, matte painting, Unreal Engine, --ar 16:9"</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n exotic tree in a cave by a lake in Alaska</text:p>
          </table:table-cell>
          <table:table-cell table:style-name="ce1" office:value-type="string" calcext:value-type="string">
            <text:p>exploring Alaska epic scenery splendor landscape 1800s, flowering exotic tree in a lake inside a cave, cinematic, moody, Concept art ultra detailed, 8k, art station --aspect 16:8</text:p>
          </table:table-cell>
          <table:table-cell table:number-columns-repeated="1022"/>
        </table:table-row>
        <table:table-row table:style-name="ro1">
          <table:table-cell table:style-name="ce1" office:value-type="string" calcext:value-type="string">
            <text:p>"midjourney prompt for a modern Tower of Babel with a twist"</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portrait painting of a queen with a crown</text:p>
          </table:table-cell>
          <table:table-cell table:style-name="ce1" office:value-type="string" calcext:value-type="string">
            <text:p>Beautiful portrait painting of Princess Diana, artstation, character concept art, by Kittichai Rueangchaichan, Rembrandt Light</text:p>
          </table:table-cell>
          <table:table-cell table:number-columns-repeated="1022"/>
        </table:table-row>
        <table:table-row table:style-name="ro1">
          <table:table-cell table:style-name="ce1" office:value-type="string" calcext:value-type="string">
            <text:p>"midjourney prompt for a steampunk castle interior"</text:p>
          </table:table-cell>
          <table:table-cell table:style-name="ce1" office:value-type="string" calcext:value-type="string">
            <text:p>"A blueprint of steampunk style Disney Castle, overview, building design, trending on Pinterest.com, High-quality specular reflection, Chandeliers illuminate the floor, Copper edge, in the middle of the image, Brass pipeline, Black metal foil, Art style refer to Game Machinarium. concept design, Refer to SHAPESHIFTER CONCEPTS of artstation, cinematic, 8k, high detailed, post-processing --ar 9:5 --no dof"</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psychedelic spirit animal shaman on a canoe in a magical river"</text:p>
          </table:table-cell>
          <table:table-cell table:style-name="ce1" office:value-type="string" calcext:value-type="string">
            <text:p>"a beautiful composition of a glowing psychedelic spirit animal shaman on a magical river canoeing through a portal towards the viewer, DMT, rich details full of texture, style by Mœbius and Katsuhiro Otomo and Pogo —ar 12:16 —test"</text:p>
          </table:table-cell>
          <table:table-cell table:number-columns-repeated="1022"/>
        </table:table-row>
        <table:table-row table:style-name="ro1">
          <table:table-cell table:style-name="ce1" office:value-type="string" calcext:value-type="string">
            <text:p>"midjourney prompt for a Jurassic Park poster with a dark and ominous feel"</text:p>
          </table:table-cell>
          <table:table-cell table:style-name="ce1" office:value-type="string" calcext:value-type="string">
            <text:p>"Jurassic Park poster in the style of Kinkade :: risograph :: Orange, blue, bright"</text:p>
          </table:table-cell>
          <table:table-cell table:number-columns-repeated="1022"/>
        </table:table-row>
        <table:table-row table:style-name="ro1">
          <table:table-cell table:style-name="ce1" office:value-type="string" calcext:value-type="string">
            <text:p>"midjourney prompt for a fashion model with unique features"</text:p>
          </table:table-cell>
          <table:table-cell table:style-name="ce1" office:value-type="string" calcext:value-type="string">
            <text:p>"a realistic photo portrait of a single beautiful manic pixie dream girl with two soft warm identical symmetrical eyes, fashion modeling, character concept art, face by WLOP, face symmetry, style of Krenz Cushart, Ashley Wood, and Charlie Bowater and Craig Mullins, intricate accurate details, artstation trending, octane render, cinematic color grading, muted colors, soft light, rule of thirds, like a professional model, cinematic, 8K"</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Chinese-style building in a forest by a lake at dawn</text:p>
          </table:table-cell>
          <table:table-cell table:style-name="ce1" office:value-type="string" calcext:value-type="string">
            <text:p>A beautiful illustration, the lake is surrounded by forest, there is a Chinese-style building in the middle, full of greenery, rolling hills, colorful clouds, DOF, dawn light, anime style, Ghibli and Bob Ross, Krenz Cushart, Victo Ngai, Mucha --ar 16:9</text:p>
          </table:table-cell>
          <table:table-cell table:number-columns-repeated="1022"/>
        </table:table-row>
        <table:table-row table:style-name="ro1">
          <table:table-cell table:style-name="ce1" office:value-type="string" calcext:value-type="string">
            <text:p>"midjourney prompt for a battle scene with African tribal dressing and sharp teeth creatures"</text:p>
          </table:table-cell>
          <table:table-cell table:style-name="ce1" office:value-type="string" calcext:value-type="string">
            <text:p>"dripping mucus, amoeba, African tribal dressing, fungi, crawling vessels, battleship, jellyfish, chomper, sharp teeth, 4k, octane render, houdini particles, high detailed, hyper-realistic, cinematic, epic, moody, Photography by Sarah Morris, Hellen van Meene, Izumi Kato, Craig Mullens, artstation, nasa, lens dirt, micro photography, --ar 16:9"</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n Emirati prince riding a unicorn in a cyberpunk world with dramatic lighting and iridescent highlights</text:p>
          </table:table-cell>
          <table:table-cell table:style-name="ce1" office:value-type="string" calcext:value-type="string">
            <text:p>Emirati prince looking directly at the camera with fish eyes riding a cyberpunk unicorn and Datura metel hair, tarot card:: 8K Cinematic :: octane render :: hyper detailed :: dramatic lighting :: hyper maximalist :: CGsociety, in brightly colored hemp jungle, cyberpunk. realistic + unreal engine, trending octane render 4K, stunning ghostly symmetrical dramatic picture, huge psychedelic Sun stunning atmosphere, dramatic synthwave, iridescent highlights by Okuda San Miguel high detail concept art, clean soft lighting, desire clean brush stroke, 8k character concept art, by WLOP and artgerm, 3d —ar 16:9</text:p>
          </table:table-cell>
          <table:table-cell table:number-columns-repeated="1022"/>
        </table:table-row>
        <table:table-row table:style-name="ro1">
          <table:table-cell table:style-name="ce1" office:value-type="string" calcext:value-type="string">
            <text:p>"midjourney prompt for a steampunk laboratory with a focus on glass bottles and copper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monster hunting logo in a military style</text:p>
          </table:table-cell>
          <table:table-cell table:style-name="ce1" office:value-type="string" calcext:value-type="string">
            <text:p>MHT logo, in the style of a private security company that hunts monsters</text:p>
          </table:table-cell>
          <table:table-cell table:number-columns-repeated="1022"/>
        </table:table-row>
        <table:table-row table:style-name="ro1">
          <table:table-cell table:style-name="ce1" office:value-type="string" calcext:value-type="string">
            <text:p>"midjourney prompt for a post-apocalyptic car chase scene"</text:p>
          </table:table-cell>
          <table:table-cell table:style-name="ce1" office:value-type="string" calcext:value-type="string">
            <text:p>"post-apocalyptic Renault Scenic, Mad Max style, realistic"</text:p>
          </table:table-cell>
          <table:table-cell table:number-columns-repeated="1022"/>
        </table:table-row>
        <table:table-row table:style-name="ro1">
          <table:table-cell table:style-name="ce1" office:value-type="string" calcext:value-type="string">
            <text:p>"midjourney prompt for a pirate ship sailing through a sea of fire"</text:p>
          </table:table-cell>
          <table:table-cell table:style-name="ce1" office:value-type="string" calcext:value-type="string">
            <text:p>"A beautiful abstract realistic painting of a pirate ship with a sea of roses, by Greg Rutkowski and Thomas Kinkade, super wide, Trending on artstation. --ar 9:16 --uplight"</text:p>
          </table:table-cell>
          <table:table-cell table:number-columns-repeated="1022"/>
        </table:table-row>
        <table:table-row table:style-name="ro1">
          <table:table-cell table:style-name="ce1" office:value-type="string" calcext:value-type="string">
            <text:p>"midjourney prompt for an apocalyptic cityscape"</text:p>
          </table:table-cell>
          <table:table-cell table:style-name="ce1" office:value-type="string" calcext:value-type="string">
            <text:p>"A sub-orbit perspective of apocalyptic terrain, vibrant, cinematic, megaliths, epic, vast, horizon, realist, unreal engine render --ar 16:9"</text:p>
          </table:table-cell>
          <table:table-cell table:number-columns-repeated="1022"/>
        </table:table-row>
        <table:table-row table:style-name="ro1">
          <table:table-cell table:style-name="ce1" office:value-type="string" calcext:value-type="string">
            <text:p>"midjourney prompt for a jungle ravine with a hidden waterfall"</text:p>
          </table:table-cell>
          <table:table-cell table:style-name="ce1" office:value-type="string" calcext:value-type="string">
            <text:p>"A deep jungle ravine covered in vines, moss, flowers, towering jungle trees | Wes Anderson, Studio Ghibli, IMAX --ar 9:32"</text:p>
          </table:table-cell>
          <table:table-cell table:number-columns-repeated="1022"/>
        </table:table-row>
        <table:table-row table:style-name="ro1">
          <table:table-cell table:style-name="ce1" office:value-type="string" calcext:value-type="string">
            <text:p>midjourney prompt for a Chinese-style building in a forest by a lake at dawn</text:p>
          </table:table-cell>
          <table:table-cell table:style-name="ce1" office:value-type="string" calcext:value-type="string">
            <text:p>A beautiful illustration, the lake is surrounded by forest, there is a Chinese-style building in the middle, full of greenery, rolling hills, colorful clouds, DOF, dawn light, anime style, Ghibli and Bob Ross, Krenz Cushart, Victo Ngai, Mucha --ar 16:9</text:p>
          </table:table-cell>
          <table:table-cell table:number-columns-repeated="1022"/>
        </table:table-row>
        <table:table-row table:style-name="ro1">
          <table:table-cell table:style-name="ce1" office:value-type="string" calcext:value-type="string">
            <text:p>"midjourney prompt for a steampunk castle interior"</text:p>
          </table:table-cell>
          <table:table-cell table:style-name="ce1" office:value-type="string" calcext:value-type="string">
            <text:p>"A blueprint of steampunk style Disney Castle, overview, building design, trending on Pinterest.com, High-quality specular reflection, Chandeliers illuminate the floor, Copper edge, in the middle of the image, Brass pipeline, Black metal foil, Art style refer to Game Machinarium. concept design, Refer to SHAPESHIFTER CONCEPTS of artstation, cinematic, 8k, high detailed, post-processing --ar 9:5 --no dof"</text:p>
          </table:table-cell>
          <table:table-cell table:number-columns-repeated="1022"/>
        </table:table-row>
        <table:table-row table:style-name="ro1">
          <table:table-cell table:style-name="ce1" office:value-type="string" calcext:value-type="string">
            <text:p>"midjourney prompt for a dark and gritty monster battle scene inspired by Shin Godzilla and Dark Souls"</text:p>
          </table:table-cell>
          <table:table-cell table:style-name="ce1" office:value-type="string" calcext:value-type="string">
            <text:p>1980's magazine Shin Godzilla wide shot of leather ash coal soot igneous venom spawn Rathalos dark souls rooster within The Angelarium fighting clay sculpture, style by Takayuki Takeya and Ryu Oyama, beautiful lighting white, in-frame, inspired by Peter Mohrbacher, Giger, 4k post-processing highly detailed sculpture Full body anatomy complex, skin and veins Ralph Steadman inspired, hyperrealistic, photorealistic, IMAX film quality, volumetric lighting, Octane render, 8k, Unreal 5 --aspect 2:3</text:p>
          </table:table-cell>
          <table:table-cell table:number-columns-repeated="1022"/>
        </table:table-row>
        <table:table-row table:style-name="ro1">
          <table:table-cell table:style-name="ce1" office:value-type="string" calcext:value-type="string">
            <text:p>midjourney prompt for a futuristic police officer controlling traffic with a mecha in a cityscape</text:p>
          </table:table-cell>
          <table:table-cell table:style-name="ce1" office:value-type="string" calcext:value-type="string">
            <text:p>Large battle Mecha being a traffic control police officer in New York, sunny day, matte painting, highly detailed, CGsociety, hyperrealistic, --no dof, --ar 16:9</text:p>
          </table:table-cell>
          <table:table-cell table:number-columns-repeated="1022"/>
        </table:table-row>
        <table:table-row table:style-name="ro1">
          <table:table-cell table:style-name="ce1" office:value-type="string" calcext:value-type="string">
            <text:p>"midjourney prompt for a creepy circus scene with clowns on stilts"</text:p>
          </table:table-cell>
          <table:table-cell table:style-name="ce1" office:value-type="string" calcext:value-type="string">
            <text:p>"Clowns on stilts, dark noir, old photograph, hyper-realism, 8k render, umebozu, mutations, tumors, grotty"</text:p>
          </table:table-cell>
          <table:table-cell table:number-columns-repeated="1022"/>
        </table:table-row>
        <table:table-row table:style-name="ro1">
          <table:table-cell table:style-name="ce1" office:value-type="string" calcext:value-type="string">
            <text:p>midjourney prompt for an art exhibit with a levitating heart-shaped artifact</text:p>
          </table:table-cell>
          <table:table-cell table:style-name="ce1" office:value-type="string" calcext:value-type="string">
            <text:p>a wide shot scene of an art exhibit with only one display in the very center of the room which consists of a plinth with a light colored leather pillow studded in many brilliant sparkling diamonds and above the pillow an artifact is levitating which looks like a purple glowing emoji heart made of a solid futuristic metal with a brilliant surface and a neon blue outline like blade runner, octane render, high quality, cinematic lighting, dim red light with spotlights on the exhibit, volumetric light, hyper real, 3D, 4k</text:p>
          </table:table-cell>
          <table:table-cell table:number-columns-repeated="1022"/>
        </table:table-row>
        <table:table-row table:style-name="ro1">
          <table:table-cell table:style-name="ce1" office:value-type="string" calcext:value-type="string">
            <text:p>midjourney prompt for a retro ocean scene with art nouveau style</text:p>
          </table:table-cell>
          <table:table-cell table:style-name="ce1" office:value-type="string" calcext:value-type="string">
            <text:p>Ocean swells, retro, Victo Ngai art nouveau, --ar 9:20</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Lovecraftian chess set with tentacles and gears"</text:p>
          </table:table-cell>
          <table:table-cell table:style-name="ce1" office:value-type="string" calcext:value-type="string">
            <text:p>"imagine 3 dimensional, photorealistic, detailed, lovecraft chess set, reflective, intricate, steam punk Message 'cool stuff'"</text:p>
          </table:table-cell>
          <table:table-cell table:number-columns-repeated="1022"/>
        </table:table-row>
        <table:table-row table:style-name="ro1">
          <table:table-cell table:style-name="ce1" office:value-type="string" calcext:value-type="string">
            <text:p>"midjourney prompt for a planet with multiple moons and a glowing atmosphere"</text:p>
          </table:table-cell>
          <table:table-cell table:style-name="ce1" office:value-type="string" calcext:value-type="string">
            <text:p>"floating microbacteria, fibers, forming a gigantic human body, standing on a planet, environment, nebula, space tunnel, 4k, octane render, houdini particles, high detailed, hyper-realistic, cinematic, epic, moody, Photography by Sarah Morris, Hellen van Meene, Craig Mullens, artstation, nasa, lens dirt, --ar 16:9"</text:p>
          </table:table-cell>
          <table:table-cell table:number-columns-repeated="1022"/>
        </table:table-row>
        <table:table-row table:style-name="ro1">
          <table:table-cell table:style-name="ce1" office:value-type="string" calcext:value-type="string">
            <text:p>midjourney prompt for a cute and cheerful animal character</text:p>
          </table:table-cell>
          <table:table-cell table:style-name="ce1" office:value-type="string" calcext:value-type="string">
            <text:p>"a happy green Pixar bull"</text:p>
          </table:table-cell>
          <table:table-cell table:number-columns-repeated="1022"/>
        </table:table-row>
        <table:table-row table:style-name="ro1">
          <table:table-cell table:style-name="ce1" office:value-type="string" calcext:value-type="string">
            <text:p>"midjourney prompt for a mountain landscape with a castle on top"</text:p>
          </table:table-cell>
          <table:table-cell table:style-name="ce1" office:value-type="string" calcext:value-type="string">
            <text:p>"Mount Golgotha, cinematic ultra-realistic. Highly detailed, epic composition. Environment. Epic scale, post-processed 4k, Octane render and Unreal Engine. Trending on Artstation, style by Craig Mullins, default HD, --w 3340 --h 1440 --uplight"</text:p>
          </table:table-cell>
          <table:table-cell table:number-columns-repeated="1022"/>
        </table:table-row>
        <table:table-row table:style-name="ro1">
          <table:table-cell table:style-name="ce1" office:value-type="string" calcext:value-type="string">
            <text:p>midjourney prompt for a futuristic laser maze</text:p>
          </table:table-cell>
          <table:table-cell table:style-name="ce1" office:value-type="string" calcext:value-type="string">
            <text:p>Confusing 3D wireframe reflecting refracting lasers fog massive black room</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modern-day Dorothy wearing sneakers in a cityscape</text:p>
          </table:table-cell>
          <table:table-cell table:style-name="ce1" office:value-type="string" calcext:value-type="string">
            <text:p>35mm film still of Audrey Horne as Dorothy, wearing ruby saddle shoes, in David Lynch's remake of The Wizard of Oz:: --ar 16:9</text:p>
          </table:table-cell>
          <table:table-cell table:number-columns-repeated="1022"/>
        </table:table-row>
        <table:table-row table:style-name="ro1">
          <table:table-cell table:style-name="ce1" office:value-type="string" calcext:value-type="string">
            <text:p>midjourney prompt for a rebellious Uncle Sam artwork</text:p>
          </table:table-cell>
          <table:table-cell table:style-name="ce1" office:value-type="string" calcext:value-type="string">
            <text:p>Uncle Sam giving the middle finger, Moody tones, in the style of Craig Mullins</text:p>
          </table:table-cell>
          <table:table-cell table:number-columns-repeated="1022"/>
        </table:table-row>
        <table:table-row table:style-name="ro1">
          <table:table-cell table:style-name="ce1" office:value-type="string" calcext:value-type="string">
            <text:p>midjourney prompt for a futuristic fashion shoot with Asian model in transparent raincoat</text:p>
          </table:table-cell>
          <table:table-cell table:style-name="ce1" office:value-type="string" calcext:value-type="string">
            <text:p>Thierry Mugler fashion style futuristic tall skinny Asian model in transparent plastic raincoat fashion photographed by Tim Walker and Nick Knight and Floria Sigismondi cinematic lighting dark dramatic realistic hyperreal</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n Emirati prince riding a cyberpunk unicorn in a futuristic cityscape</text:p>
          </table:table-cell>
          <table:table-cell table:style-name="ce1" office:value-type="string" calcext:value-type="string">
            <text:p>Emirati prince looking directly at the camera with fish eyes riding a cyberpunk unicorn and Datura metel hair, tarot card:: 8K Cinematic :: octane render :: hyper detailed :: dramatic lighting :: hyper maximalist :: CGsociety, in brightly colored hemp jungle, cyberpunk. realistic + unreal engine, trending octane render 4K, stunning ghostly symmetrical dramatic picture, huge psychedelic Sun stunning atmosphere, dramatic synthwave, iridescent highlights by Okuda San Miguel high detail concept art, clean soft lighting, desire clean brush stroke, 8k character concept art, by WLOP and artgerm, 3d —ar 16:9</text:p>
          </table:table-cell>
          <table:table-cell table:number-columns-repeated="1022"/>
        </table:table-row>
        <table:table-row table:style-name="ro1">
          <table:table-cell table:style-name="ce1" office:value-type="string" calcext:value-type="string">
            <text:p>midjourney prompt for an occult painting in the style of Basquiat</text:p>
          </table:table-cell>
          <table:table-cell table:style-name="ce1" office:value-type="string" calcext:value-type="string">
            <text:p>Occult magic, mystical abstract figures, neo-expressionist painting in the style of Jean-Michel Basquiat --No text --AR 2:3</text:p>
          </table:table-cell>
          <table:table-cell table:number-columns-repeated="1022"/>
        </table:table-row>
        <table:table-row table:style-name="ro1">
          <table:table-cell table:style-name="ce1" office:value-type="string" calcext:value-type="string">
            <text:p>"midjourney prompt for a person praying to a futuristic deity"</text:p>
          </table:table-cell>
          <table:table-cell table:style-name="ce1" office:value-type="string" calcext:value-type="string">
            <text:p>"person praying to Ethereum in a satanic shrine, AI, depth of field"</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giant druid statue in a lush green island kingdom"</text:p>
          </table:table-cell>
          <table:table-cell table:style-name="ce1" office:value-type="string" calcext:value-type="string">
            <text:p>"massive chunky statue of sleeping giant druids emerges from the ocean, has become a small city + overgrown + Earthsea + the island kingdom of Evergreen + gouache painting + ni no kuni style --ar 16:9"</text:p>
          </table:table-cell>
          <table:table-cell table:number-columns-repeated="1022"/>
        </table:table-row>
        <table:table-row table:style-name="ro1">
          <table:table-cell table:style-name="ce1" office:value-type="string" calcext:value-type="string">
            <text:p>"midjourney prompt for an alien hand with Egyptian symbols"</text:p>
          </table:table-cell>
          <table:table-cell table:style-name="ce1" office:value-type="string" calcext:value-type="string">
            <text:p>Alien hand close-up with Aztec symbols and Pharaonic patterns, yellow and blue color, 8k, octane render, hyper-detailed, photorealistic --ar 7:5</text:p>
          </table:table-cell>
          <table:table-cell table:number-columns-repeated="1022"/>
        </table:table-row>
        <table:table-row table:style-name="ro1">
          <table:table-cell table:style-name="ce1" office:value-type="string" calcext:value-type="string">
            <text:p>midjourney prompt for a magical forest scene</text:p>
          </table:table-cell>
          <table:table-cell table:style-name="ce1" office:value-type="string" calcext:value-type="string">
            <text:p>Feeling unmotivated in HD ArtStation beautiful painting magical realism painting --AR 4:3</text:p>
          </table:table-cell>
          <table:table-cell table:number-columns-repeated="1022"/>
        </table:table-row>
        <table:table-row table:style-name="ro1">
          <table:table-cell table:style-name="ce1" office:value-type="string" calcext:value-type="string">
            <text:p>"midjourney prompt for a dark and creepy butterfly with spikes and barnacles"</text:p>
          </table:table-cell>
          <table:table-cell table:style-name="ce1" office:value-type="string" calcext:value-type="string">
            <text:p>massive wicked elegant occult butterfly wings, tryptophobic, spikes, hair, barnacles, symmetrical, realistic render, no crop, Tintype by Andel Adams 1800s --ar 9:16</text:p>
          </table:table-cell>
          <table:table-cell table:number-columns-repeated="1022"/>
        </table:table-row>
        <table:table-row table:style-name="ro1">
          <table:table-cell table:style-name="ce1" office:value-type="string" calcext:value-type="string">
            <text:p>"midjourney prompt for a Viking warrior with a black iron amulet"</text:p>
          </table:table-cell>
          <table:table-cell table:style-name="ce1" office:value-type="string" calcext:value-type="string">
            <text:p>"Norse amulet made from black iron with a carbon fiber necklace, matte painting, Unreal Engine, --ar 16:9"</text:p>
          </table:table-cell>
          <table:table-cell table:number-columns-repeated="1022"/>
        </table:table-row>
        <table:table-row table:style-name="ro1">
          <table:table-cell table:style-name="ce1" office:value-type="string" calcext:value-type="string">
            <text:p>midjourney prompt for a music poster with Art Deco and Bauhaus style</text:p>
          </table:table-cell>
          <table:table-cell table:style-name="ce1" office:value-type="string" calcext:value-type="string">
            <text:p>Philip Glass playing the piano, Art Deco poster, Bauhaus style --AR 1:2</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n insect wing made of crystal and gold</text:p>
          </table:table-cell>
          <table:table-cell table:style-name="ce1" office:value-type="string" calcext:value-type="string">
            <text:p>Insanely detailed wing of an insect made of porcelain and glass, Houdini render, macro photography, minimalism, 4k --ar 8:10</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minimalist art gallery with geometric shapes"</text:p>
          </table:table-cell>
          <table:table-cell table:style-name="ce1" office:value-type="string" calcext:value-type="string">
            <text:p>"A white gallery with a single image of disco diffusion on the wall, photograph --wallpaper --no people"</text:p>
          </table:table-cell>
          <table:table-cell table:number-columns-repeated="1022"/>
        </table:table-row>
        <table:table-row table:style-name="ro1">
          <table:table-cell table:style-name="ce1" office:value-type="string" calcext:value-type="string">
            <text:p>"midjourney prompt for a battle Mecha in a futuristic city"</text:p>
          </table:table-cell>
          <table:table-cell table:style-name="ce1" office:value-type="string" calcext:value-type="string">
            <text:p>"Large battle Mecha helping in the construction of a space station, in low Earth orbit with glowing blue plenty, hundreds of construction workers, cinematic lighting, hard shadows, matte painting, highly detailed, cgsociety, hyperrealistic, --no dof, --ar 16:9"</text:p>
          </table:table-cell>
          <table:table-cell table:number-columns-repeated="1022"/>
        </table:table-row>
        <table:table-row table:style-name="ro1">
          <table:table-cell table:style-name="ce1" office:value-type="string" calcext:value-type="string">
            <text:p>midjourney prompt for a Gothic church with a black phoenix and red liquid</text:p>
          </table:table-cell>
          <table:table-cell table:style-name="ce1" office:value-type="string" calcext:value-type="string">
            <text:p>A classical oil painting of the interior of a dilapidated and translucent Gothic church, there is a black phoenix with outstretched wings, surrounded by the Red liquid of the God of death. The dark wind of the middle ages, by bogdan rezunenko --ar 2:3 --uplight</text:p>
          </table:table-cell>
          <table:table-cell table:number-columns-repeated="1022"/>
        </table:table-row>
        <table:table-row table:style-name="ro1">
          <table:table-cell table:style-name="ce1" office:value-type="string" calcext:value-type="string">
            <text:p>"midjourney prompt for a retro comic book cover featuring Sammy Davis Jr"</text:p>
          </table:table-cell>
          <table:table-cell table:style-name="ce1" office:value-type="string" calcext:value-type="string">
            <text:p>"Sammy Davis Jr illustration Main Street comic 1970’s --ar 8:11"</text:p>
          </table:table-cell>
          <table:table-cell table:number-columns-repeated="1022"/>
        </table:table-row>
        <table:table-row table:style-name="ro1">
          <table:table-cell table:style-name="ce1" office:value-type="string" calcext:value-type="string">
            <text:p>midjourney prompt for a brutalist temple with iridescent colors</text:p>
          </table:table-cell>
          <table:table-cell table:style-name="ce1" office:value-type="string" calcext:value-type="string">
            <text:p>vagrant story art, brutalist temple houses, people, iridescent, ps1 graphics low res crt --ar 16:9</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battle Mecha in a futuristic city"</text:p>
          </table:table-cell>
          <table:table-cell table:style-name="ce1" office:value-type="string" calcext:value-type="string">
            <text:p>"Large battle Mecha helping in the construction of a space station, in low Earth orbit with glowing blue plenty, hundreds of construction workers, cinematic lighting, hard shadows, matte painting, highly detailed, cgsociety, hyperrealistic, --no dof, --ar 16:9"</text:p>
          </table:table-cell>
          <table:table-cell table:number-columns-repeated="1022"/>
        </table:table-row>
        <table:table-row table:style-name="ro1">
          <table:table-cell table:style-name="ce1" office:value-type="string" calcext:value-type="string">
            <text:p>"midjourney prompt for a Jurassic Park poster with a dark and ominous feel"</text:p>
          </table:table-cell>
          <table:table-cell table:style-name="ce1" office:value-type="string" calcext:value-type="string">
            <text:p>"Jurassic Park poster in the style of Kinkade :: risograph :: Orange, blue, bright"</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gothic queen in a cathedral"</text:p>
          </table:table-cell>
          <table:table-cell table:style-name="ce1" office:value-type="string" calcext:value-type="string">
            <text:p>"queen in a long lace gown with a lace veil covering her face, luxurious jewelry, royal sceptre, gothic cathedral in the background, Bloodborne style, 4k"</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cyberpunk girl with graffiti background</text:p>
          </table:table-cell>
          <table:table-cell table:style-name="ce1" office:value-type="string" calcext:value-type="string">
            <text:p>Graphic Illustration, Creative Design, Girl with bob undercut haircut, Cyberpunk, Full Body Portrait, Character Design, Graffiti, by Ashley Wood and Jamie Hewlett --Aspect 1280:1920</text:p>
          </table:table-cell>
          <table:table-cell table:number-columns-repeated="1022"/>
        </table:table-row>
        <table:table-row table:style-name="ro1">
          <table:table-cell table:style-name="ce1" office:value-type="string" calcext:value-type="string">
            <text:p>midjourney prompt for an underwater research lab with a futuristic design</text:p>
          </table:table-cell>
          <table:table-cell table:style-name="ce1" office:value-type="string" calcext:value-type="string">
            <text:p>underwater scientific research laboratory with central massive water cylinder, by Jules Vernes, metal fittings and circle windows, cable connecting machines, cold steril feeling, Ridley Scott, Zack Snyder, Fenghua Zhong, realistic cinematic lighting, establishing action shot, ultra detailed, hyper realism, photo, octane render, 8k --no depth of field --ar 16:9</text:p>
          </table:table-cell>
          <table:table-cell table:number-columns-repeated="1022"/>
        </table:table-row>
        <table:table-row table:style-name="ro1">
          <table:table-cell table:style-name="ce1" office:value-type="string" calcext:value-type="string">
            <text:p>"midjourney prompt for a portrait of a beautiful girl with a unique hairstyle and intricate details"</text:p>
          </table:table-cell>
          <table:table-cell table:style-name="ce1" office:value-type="string" calcext:value-type="string">
            <text:p>a realistic photo portrait of a single beautiful girl with two soft warm identical symmetrical eyes, like Imogen Poots, fashion modeling abercrombie and fitch, danger wavy hairstyle, character concept art, face by WLOP, face symmetry, style of Krenz Cushart, Ashley Wood, and Charlie Bowater and Craig Mullins, intricate accurate details, artstation trending, octane render, cinematic color grading, soft light, rule of thirds, like a professional model, cinematic, 8K :: ivan shishkin style :: extreme detail :: --ar 1:2 --stop 88 --uplight</text:p>
          </table:table-cell>
          <table:table-cell table:number-columns-repeated="1022"/>
        </table:table-row>
        <table:table-row table:style-name="ro1">
          <table:table-cell table:style-name="ce1" office:value-type="string" calcext:value-type="string">
            <text:p>"midjourney prompt for a modern Tower of Babel with neon lights"</text:p>
          </table:table-cell>
          <table:table-cell table:style-name="ce1" office:value-type="string" calcext:value-type="string">
            <text:p>"Tower of Babel, reaching up to heaven, epic cinematic, realism, hyper detailed, 4k --uplight --w 6000 --h 3000"</text:p>
          </table:table-cell>
          <table:table-cell table:number-columns-repeated="1022"/>
        </table:table-row>
        <table:table-row table:style-name="ro1">
          <table:table-cell table:style-name="ce1" office:value-type="string" calcext:value-type="string">
            <text:p>midjourney prompt for a battle Mecha constructing a space station in space</text:p>
          </table:table-cell>
          <table:table-cell table:style-name="ce1" office:value-type="string" calcext:value-type="string">
            <text:p>Large battle Mecha helping in the construction of a space station, in low Earth orbit with glowing blue plenty, hundreds of construction workers, cinematic lighting, hard shadows, matte painting, highly detailed, cgsociety, hyperrealistic, --no dof, --ar 16:9</text:p>
          </table:table-cell>
          <table:table-cell table:number-columns-repeated="1022"/>
        </table:table-row>
        <table:table-row table:style-name="ro1">
          <table:table-cell table:style-name="ce1" office:value-type="string" calcext:value-type="string">
            <text:p>midjourney prompt for a futuristic space hero</text:p>
          </table:table-cell>
          <table:table-cell table:style-name="ce1" office:value-type="string" calcext:value-type="string">
            <text:p>Buzz Lightyear, by Moebius, illustration, circa 1978 --ar 11:17</text:p>
          </table:table-cell>
          <table:table-cell table:number-columns-repeated="1022"/>
        </table:table-row>
        <table:table-row table:style-name="ro1">
          <table:table-cell table:style-name="ce1" office:value-type="string" calcext:value-type="string">
            <text:p>midjourney prompt for an Emirati prince riding a cyberpunk unicorn in a futuristic cityscape</text:p>
          </table:table-cell>
          <table:table-cell table:style-name="ce1" office:value-type="string" calcext:value-type="string">
            <text:p>Emirati prince looking directly at the camera with fish eyes riding a cyberpunk unicorn and Datura metel hair, tarot card:: 8K Cinematic :: octane render :: hyper detailed :: dramatic lighting :: hyper maximalist :: CGsociety, in brightly colored hemp jungle, cyberpunk. realistic + unreal engine, trending octane render 4K, stunning ghostly symmetrical dramatic picture, huge psychedelic Sun stunning atmosphere, dramatic synthwave, iridescent highlights by Okuda San Miguel high detail concept art, clean soft lighting, desire clean brush stroke, 8k character concept art, by WLOP and artgerm, 3d —ar 16:9</text:p>
          </table:table-cell>
          <table:table-cell table:number-columns-repeated="1022"/>
        </table:table-row>
        <table:table-row table:style-name="ro1">
          <table:table-cell table:style-name="ce1" office:value-type="string" calcext:value-type="string">
            <text:p>"midjourney prompt for a cyberpunk backlit portrait with neon colors"</text:p>
          </table:table-cell>
          <table:table-cell table:style-name="ce1" office:value-type="string" calcext:value-type="string">
            <text:p>"futuristic, backlit silhouette face of a person, cyberpunk girl, character, dramatic lighting, cinematic lighting, hyper maximilism, highly detailed and intricate, backlit portrait, no facial features, anonymous person, psychedelic colors, hyper detailed, octane render"</text:p>
          </table:table-cell>
          <table:table-cell table:number-columns-repeated="1022"/>
        </table:table-row>
        <table:table-row table:style-name="ro1">
          <table:table-cell table:style-name="ce1" office:value-type="string" calcext:value-type="string">
            <text:p>"midjourney prompt for a battle Mecha in a futuristic city"</text:p>
          </table:table-cell>
          <table:table-cell table:style-name="ce1" office:value-type="string" calcext:value-type="string">
            <text:p>"Large battle Mecha helping in the construction of a space station, in low Earth orbit with glowing blue plenty, hundreds of construction workers, cinematic lighting, hard shadows, matte painting, highly detailed, cgsociety, hyperrealistic, --no dof, --ar 16:9"</text:p>
          </table:table-cell>
          <table:table-cell table:number-columns-repeated="1022"/>
        </table:table-row>
        <table:table-row table:style-name="ro1">
          <table:table-cell table:style-name="ce1" office:value-type="string" calcext:value-type="string">
            <text:p>midjourney prompt for a portrait of a strong and confident woman</text:p>
          </table:table-cell>
          <table:table-cell table:style-name="ce1" office:value-type="string" calcext:value-type="string">
            <text:p>Lauren Cohan super realistic detailed beautiful detailed portrait --test</text:p>
          </table:table-cell>
          <table:table-cell table:number-columns-repeated="1022"/>
        </table:table-row>
        <table:table-row table:style-name="ro1">
          <table:table-cell table:style-name="ce1" office:value-type="string" calcext:value-type="string">
            <text:p>"midjourney prompt for a portrait of a beautiful girl with a unique hairstyle and intricate details"</text:p>
          </table:table-cell>
          <table:table-cell table:style-name="ce1" office:value-type="string" calcext:value-type="string">
            <text:p>a realistic photo portrait of a single beautiful girl with two soft warm identical symmetrical eyes, like Imogen Poots, fashion modeling abercrombie and fitch, danger wavy hairstyle, character concept art, face by WLOP, face symmetry, style of Krenz Cushart, Ashley Wood, and Charlie Bowater and Craig Mullins, intricate accurate details, artstation trending, octane render, cinematic color grading, soft light, rule of thirds, like a professional model, cinematic, 8K :: ivan shishkin style :: extreme detail :: --ar 1:2 --stop 88 --uplight</text:p>
          </table:table-cell>
          <table:table-cell table:number-columns-repeated="1022"/>
        </table:table-row>
        <table:table-row table:style-name="ro1">
          <table:table-cell table:style-name="ce1" office:value-type="string" calcext:value-type="string">
            <text:p>midjourney prompt for a cute fox gaming logo with the text "Mornas"</text:p>
          </table:table-cell>
          <table:table-cell table:style-name="ce1" office:value-type="string" calcext:value-type="string">
            <text:p>Cute fox logo, gaming logo, Mornas text</text:p>
          </table:table-cell>
          <table:table-cell table:number-columns-repeated="1022"/>
        </table:table-row>
        <table:table-row table:style-name="ro1">
          <table:table-cell table:style-name="ce1" office:value-type="string" calcext:value-type="string">
            <text:p>"midjourney prompt for a demon boy trapped in a cosmic vortex"</text:p>
          </table:table-cell>
          <table:table-cell table:style-name="ce1" office:value-type="string" calcext:value-type="string">
            <text:p>"demon boy stuck in time, black hole, forbidden galaxy, 4k"</text:p>
          </table:table-cell>
          <table:table-cell table:number-columns-repeated="1022"/>
        </table:table-row>
        <table:table-row table:style-name="ro1">
          <table:table-cell table:style-name="ce1" office:value-type="string" calcext:value-type="string">
            <text:p>"midjourney prompt for a forest with arches of branches and golden light"</text:p>
          </table:table-cell>
          <table:table-cell table:style-name="ce1" office:value-type="string" calcext:value-type="string">
            <text:p>"massive great hall forest, impenetrable connecting arches of branches, translucent sunset light, dark hollow background, grown-over panoramic, 18th-century master painting, Kentaro Miura, golden ratio, --ar 10:2"</text:p>
          </table:table-cell>
          <table:table-cell table:number-columns-repeated="1022"/>
        </table:table-row>
        <table:table-row table:style-name="ro1">
          <table:table-cell table:style-name="ce1" office:value-type="string" calcext:value-type="string">
            <text:p>midjourney prompt for a modern living room with a fireplace</text:p>
          </table:table-cell>
          <table:table-cell table:style-name="ce1" office:value-type="string" calcext:value-type="string">
            <text:p>Living room design, high detail, interior, --ar 16:9</text:p>
          </table:table-cell>
          <table:table-cell table:number-columns-repeated="1022"/>
        </table:table-row>
        <table:table-row table:style-name="ro1">
          <table:table-cell table:style-name="ce1" office:value-type="string" calcext:value-type="string">
            <text:p>midjourney prompt for a surreal landscape with floating objects</text:p>
          </table:table-cell>
          <table:table-cell table:style-name="ce1" office:value-type="string" calcext:value-type="string">
            <text:p>collage, mixed media , 8k</text:p>
          </table:table-cell>
          <table:table-cell table:number-columns-repeated="1022"/>
        </table:table-row>
        <table:table-row table:style-name="ro1">
          <table:table-cell table:style-name="ce1" office:value-type="string" calcext:value-type="string">
            <text:p>midjourney prompt for an abstract Gorilla Gym logo with blue colors in the style of Jackson Pollock</text:p>
          </table:table-cell>
          <table:table-cell table:style-name="ce1" office:value-type="string" calcext:value-type="string">
            <text:p>abstract Gorilla Gym" logo in the style of eyvind earle, red colors"</text:p>
          </table:table-cell>
          <table:table-cell table:number-columns-repeated="1022"/>
        </table:table-row>
        <table:table-row table:style-name="ro1">
          <table:table-cell table:style-name="ce1" office:value-type="string" calcext:value-type="string">
            <text:p>"midjourney prompt for a steampunk castle interior"</text:p>
          </table:table-cell>
          <table:table-cell table:style-name="ce1" office:value-type="string" calcext:value-type="string">
            <text:p>"A blueprint of steampunk style Disney Castle, overview, building design, trending on Pinterest.com, High-quality specular reflection, Chandeliers illuminate the floor, Copper edge, in the middle of the image, Brass pipeline, Black metal foil, Art style refer to Game Machinarium. concept design, Refer to SHAPESHIFTER CONCEPTS of artstation, cinematic, 8k, high detailed, post-processing --ar 9:5 --no dof"</text:p>
          </table:table-cell>
          <table:table-cell table:number-columns-repeated="1022"/>
        </table:table-row>
        <table:table-row table:style-name="ro1">
          <table:table-cell table:style-name="ce1" office:value-type="string" calcext:value-type="string">
            <text:p>"midjourney prompt for a Jurassic Park poster with a dark and ominous feel"</text:p>
          </table:table-cell>
          <table:table-cell table:style-name="ce1" office:value-type="string" calcext:value-type="string">
            <text:p>"Jurassic Park poster in the style of Kinkade :: risograph :: Orange, blue, bright"</text:p>
          </table:table-cell>
          <table:table-cell table:number-columns-repeated="1022"/>
        </table:table-row>
        <table:table-row table:style-name="ro1">
          <table:table-cell table:style-name="ce1" office:value-type="string" calcext:value-type="string">
            <text:p>"midjourney prompt for a sculpture of a man's head in a stormy sea"</text:p>
          </table:table-cell>
          <table:table-cell table:style-name="ce1" office:value-type="string" calcext:value-type="string">
            <text:p>"black marble sculpture of a woman's head, submerged in a massive wave, Eastman 65mm —ar 16:9"</text:p>
          </table:table-cell>
          <table:table-cell table:number-columns-repeated="1022"/>
        </table:table-row>
        <table:table-row table:style-name="ro1">
          <table:table-cell table:style-name="ce1" office:value-type="string" calcext:value-type="string">
            <text:p>midjourney prompt for an insect wing made of crystal and porcelain</text:p>
          </table:table-cell>
          <table:table-cell table:style-name="ce1" office:value-type="string" calcext:value-type="string">
            <text:p>Insanely detailed wing of an insect made of porcelain and glass, Houdini render, macro photography, minimalism, 4k --ar 8:10</text:p>
          </table:table-cell>
          <table:table-cell table:number-columns-repeated="1022"/>
        </table:table-row>
        <table:table-row table:style-name="ro1">
          <table:table-cell table:style-name="ce1" office:value-type="string" calcext:value-type="string">
            <text:p>"midjourney prompt for a battle Mecha in a futuristic city"</text:p>
          </table:table-cell>
          <table:table-cell table:style-name="ce1" office:value-type="string" calcext:value-type="string">
            <text:p>"Large battle Mecha helping in the construction of a space station, in low Earth orbit with glowing blue plenty, hundreds of construction workers, cinematic lighting, hard shadows, matte painting, highly detailed, cgsociety, hyperrealistic, --no dof, --ar 16:9"</text:p>
          </table:table-cell>
          <table:table-cell table:number-columns-repeated="1022"/>
        </table:table-row>
        <table:table-row table:style-name="ro1">
          <table:table-cell table:style-name="ce1" office:value-type="string" calcext:value-type="string">
            <text:p>midjourney prompt for a futuristic fashion shoot with Asian model in transparent raincoat</text:p>
          </table:table-cell>
          <table:table-cell table:style-name="ce1" office:value-type="string" calcext:value-type="string">
            <text:p>Thierry Mugler fashion style futuristic tall skinny Asian model in transparent plastic raincoat fashion photographed by Tim Walker and Nick Knight and Floria Sigismondi cinematic lighting dark dramatic realistic hyperreal</text:p>
          </table:table-cell>
          <table:table-cell table:number-columns-repeated="1022"/>
        </table:table-row>
        <table:table-row table:style-name="ro1">
          <table:table-cell table:style-name="ce1" office:value-type="string" calcext:value-type="string">
            <text:p>"midjourney prompt for a futuristic city with neon lights"</text:p>
          </table:table-cell>
          <table:table-cell table:style-name="ce1" office:value-type="string" calcext:value-type="string">
            <text:p>"Russian constructivist color scape"</text:p>
          </table:table-cell>
          <table:table-cell table:number-columns-repeated="1022"/>
        </table:table-row>
        <table:table-row table:style-name="ro1">
          <table:table-cell table:style-name="ce1" office:value-type="string" calcext:value-type="string">
            <text:p>midjourney prompt for a psychedelic mushroom forest with fairies and light bugs</text:p>
          </table:table-cell>
          <table:table-cell table:style-name="ce1" office:value-type="string" calcext:value-type="string">
            <text:p>psychedelic mushrooms, mushroom, melting mushrooms, bubble gum, cotton candy, neon colors, glowing, hyperreal, photorealistic, cinematic, detailed spores, detailed gills, in a forest, macro, translucent, subsurface scattering, macro photography, foggy, light bugs, fairies, fairy dust</text:p>
          </table:table-cell>
          <table:table-cell table:number-columns-repeated="1022"/>
        </table:table-row>
        <table:table-row table:style-name="ro1">
          <table:table-cell table:style-name="ce1" office:value-type="string" calcext:value-type="string">
            <text:p>midjourney prompt for a cute furry monster with a rainbow star</text:p>
          </table:table-cell>
          <table:table-cell table:style-name="ce1" office:value-type="string" calcext:value-type="string">
            <text:p>Cute furry monster in Pixar with star, colorful, volumetric lighting, 4k, photorealistic</text:p>
          </table:table-cell>
          <table:table-cell table:number-columns-repeated="1022"/>
        </table:table-row>
        <table:table-row table:style-name="ro1">
          <table:table-cell table:style-name="ce1" office:value-type="string" calcext:value-type="string">
            <text:p>midjourney prompt for people under brutalism architecture</text:p>
          </table:table-cell>
          <table:table-cell table:style-name="ce1" office:value-type="string" calcext:value-type="string">
            <text:p>People under brutalism architecture, concrete, by Tsutomu Nihei --H 350</text:p>
          </table:table-cell>
          <table:table-cell table:number-columns-repeated="1022"/>
        </table:table-row>
        <table:table-row table:style-name="ro1">
          <table:table-cell table:style-name="ce1" office:value-type="string" calcext:value-type="string">
            <text:p>"midjourney prompt for a Mars rover in a storm"</text:p>
          </table:table-cell>
          <table:table-cell table:style-name="ce1" office:value-type="string" calcext:value-type="string">
            <text:p>"A sweeping landscape on Mars, with a small rover in the middle, a painting by Albert Bierstadt --uplight"</text:p>
          </table:table-cell>
          <table:table-cell table:number-columns-repeated="1022"/>
        </table:table-row>
        <table:table-row table:style-name="ro1">
          <table:table-cell table:style-name="ce1" office:value-type="string" calcext:value-type="string">
            <text:p>midjourney prompt for a giant artificial structure with glowing branches in space above clouds</text:p>
          </table:table-cell>
          <table:table-cell table:style-name="ce1" office:value-type="string" calcext:value-type="string">
            <text:p>Giant artificial structure reaching space above clouds, multiple fractal geometric branches like Mandelbulb 3D, by Stanley Kubrick —ar 2:1</text:p>
          </table:table-cell>
          <table:table-cell table:number-columns-repeated="1022"/>
        </table:table-row>
        <table:table-row table:style-name="ro1">
          <table:table-cell table:style-name="ce1" office:value-type="string" calcext:value-type="string">
            <text:p>midjourney prompt for a dragon toy with a medieval twist</text:p>
          </table:table-cell>
          <table:table-cell table:style-name="ce1" office:value-type="string" calcext:value-type="string">
            <text:p>A set of dragon art toy, designer toy, stylized character, Pixar style, minimalist, --ar 16:9</text:p>
          </table:table-cell>
          <table:table-cell table:number-columns-repeated="1022"/>
        </table:table-row>
        <table:table-row table:style-name="ro1">
          <table:table-cell table:style-name="ce1" office:value-type="string" calcext:value-type="string">
            <text:p>"midjourney prompt for a warrior in bird armor"</text:p>
          </table:table-cell>
          <table:table-cell table:style-name="ce1" office:value-type="string" calcext:value-type="string">
            <text:p>"A crow person in crow armor with a crow sword, concept art"</text:p>
          </table:table-cell>
          <table:table-cell table:number-columns-repeated="1022"/>
        </table:table-row>
        <table:table-row table:style-name="ro1">
          <table:table-cell table:style-name="ce1" office:value-type="string" calcext:value-type="string">
            <text:p>midjourney prompt for a colorful and playful gummy bear</text:p>
          </table:table-cell>
          <table:table-cell table:style-name="ce1" office:value-type="string" calcext:value-type="string">
            <text:p>A semi-translucent gummy bear, digital art</text:p>
          </table:table-cell>
          <table:table-cell table:number-columns-repeated="1022"/>
        </table:table-row>
        <table:table-row table:style-name="ro1">
          <table:table-cell table:style-name="ce1" office:value-type="string" calcext:value-type="string">
            <text:p>midjourney prompt for a futuristic cyberpunk cityscape with Gothic elements</text:p>
          </table:table-cell>
          <table:table-cell table:style-name="ce1" office:value-type="string" calcext:value-type="string">
            <text:p>Pink purple blue :: 6 curvilinear Gothic :: 10 highly detailed :: 8 cyberpunk mecha armorplate pattern :: 20 by Shinji Aramaki :: 15 by Syd Mead :: 5 --AR 47:82 --Vibe</text:p>
          </table:table-cell>
          <table:table-cell table:number-columns-repeated="1022"/>
        </table:table-row>
        <table:table-row table:style-name="ro1">
          <table:table-cell table:style-name="ce1" office:value-type="string" calcext:value-type="string">
            <text:p>midjourney prompt for a Twin Peaks-themed living room</text:p>
          </table:table-cell>
          <table:table-cell table:style-name="ce1" office:value-type="string" calcext:value-type="string">
            <text:p>Twin Peaks-themed living room</text:p>
          </table:table-cell>
          <table:table-cell table:number-columns-repeated="1022"/>
        </table:table-row>
        <table:table-row table:style-name="ro1">
          <table:table-cell table:style-name="ce1" office:value-type="string" calcext:value-type="string">
            <text:p>midjourney prompt for a vintage Halloween party in a coal mine</text:p>
          </table:table-cell>
          <table:table-cell table:style-name="ce1" office:value-type="string" calcext:value-type="string">
            <text:p>1930s flash photograph of a man in a skeleton costume inside a coal mine tunnel</text:p>
          </table:table-cell>
          <table:table-cell table:number-columns-repeated="1022"/>
        </table:table-row>
        <table:table-row table:style-name="ro1">
          <table:table-cell table:style-name="ce1" office:value-type="string" calcext:value-type="string">
            <text:p>"midjourney prompt for a steampunk laboratory with a lot of books and equipment"</text:p>
          </table:table-cell>
          <table:table-cell table:style-name="ce1" office:value-type="string" calcext:value-type="string">
            <text:p>"A blueprint of steampunk style Alchemist's Laboratory, environment design, Counter selling glass bottles filled with medicine, trending on Pinterest.com, High-quality specular reflection, A lot of equipment for experiments, Many books and paper, Copper edge, in the middle of the image, Brass pipeline, Black metal foil, Art style refer to Game Machinarium. concept design, Refer to SHAPESHIFTER CONCEPTS of artstation, cinematic, 8k, high detailed, volume light, soft lights, post-processing --ar 7:3"</text:p>
          </table:table-cell>
          <table:table-cell table:number-columns-repeated="1022"/>
        </table:table-row>
        <table:table-row table:style-name="ro1">
          <table:table-cell table:style-name="ce1" office:value-type="string" calcext:value-type="string">
            <text:p>midjourney prompt for a neon Bonsai tree in a futuristic ramen restaurant</text:p>
          </table:table-cell>
          <table:table-cell table:style-name="ce1" office:value-type="string" calcext:value-type="string">
            <text:p>neon Bonsai tree, ornate, carved from opal by tsutomu nihei, freight container in a bowl of ramen noodle soup with chopsticks map lowtech system, ornate, carved from opal by tsutomu nihei, freight container, by Katsuhiro Otomo, Mobius, Geof darrow and Ashley Wood, details, peter mohrbacher, tarmo juhola, ivan laliashvili, james gurney, moebius, roger dean, emil melmoth, zdzislaw belsinki, Craig Mullins, yoji shinkawa, trending on artstation, flowers of hope by Jean-Honoré Fragonard, Peter mohrbacher, hyper detailed, insane details, intricate, elite, art nouveau, ornate, liquid wax, elegant, luxury, tentacles, full body CGsociety, hypermaximalist, golden ratio, environmental key art, sharp octane render, vray, weta digital, ray trace, 8k, symmetrical</text:p>
          </table:table-cell>
          <table:table-cell table:number-columns-repeated="1022"/>
        </table:table-row>
        <table:table-row table:style-name="ro1">
          <table:table-cell table:style-name="ce1" office:value-type="string" calcext:value-type="string">
            <text:p>midjourney prompt for a brutalist labyrinth with stormy clouds and divine atmosphere</text:p>
          </table:table-cell>
          <table:table-cell table:style-name="ce1" office:value-type="string" calcext:value-type="string">
            <text:p>Brutalist Labyrinth in the style of Jean Delville, glowing halo, tryptophobic, divine, stormy clouds, god rays, lightly fogged, Metal Mood, white ink + gold leaf + opalescent + magical + symmetrical + detailed intricate + heraldic design + atmosphere + by Peter Mohrbacher and Kentaro Miura + high details, artstation, dark fantasy, detailed, 8k resolution, octane renderer, cinematic lighting, epic vibe, epic mood, unreal engine render, octane render, concept art, photorealistic, environment, volumetric lighting, foggy, super wide angle, ultra wide angle --ar 16:9</text:p>
          </table:table-cell>
          <table:table-cell table:number-columns-repeated="1022"/>
        </table:table-row>
        <table:table-row table:style-name="ro1">
          <table:table-cell table:style-name="ce1" office:value-type="string" calcext:value-type="string">
            <text:p>"midjourney prompt for a steampunk castle interior"</text:p>
          </table:table-cell>
          <table:table-cell table:style-name="ce1" office:value-type="string" calcext:value-type="string">
            <text:p>"A blueprint of steampunk style Disney Castle, overview, building design, trending on Pinterest.com, High-quality specular reflection, Chandeliers illuminate the floor, Copper edge, in the middle of the image, Brass pipeline, Black metal foil, Art style refer to Game Machinarium. concept design, Refer to SHAPESHIFTER CONCEPTS of artstation, cinematic, 8k, high detailed, post-processing --ar 9:5 --no dof"</text:p>
          </table:table-cell>
          <table:table-cell table:number-columns-repeated="1022"/>
        </table:table-row>
        <table:table-row table:style-name="ro2" table:number-rows-repeated="10482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idjourney_5f_prompt_5f_dataset" style:display-name="PageStyle_midjourney_prompt_datas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79" meta:object-count="0"/>
    <meta:generator>LibreOfficeDev/6.0.5.2$Linux_X86_64 LibreOffice_project/</meta:generator>
  </office:meta>
</office:document-meta>
</file>